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3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12000" table:style-name="ce7">
            <text:p>91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23830" table:style-name="ce9">
            <text:p>17.523.830</text:p>
          </table:table-cell>
          <table:table-cell office:value-type="float" office:value="16716467.5" table:style-name="ce9">
            <text:p>16.716.468</text:p>
          </table:table-cell>
          <table:table-cell office:value-type="percentage" office:value="0.95392773725835045" table:style-name="ce10">
            <text:p>95,39%</text:p>
          </table:table-cell>
          <table:table-cell office:value-type="float" office:value="7442406" table:style-name="ce8">
            <text:p>7.442.406</text:p>
          </table:table-cell>
          <table:table-cell office:value-type="float" office:value="7022050" table:style-name="ce8">
            <text:p>7.022.050</text:p>
          </table:table-cell>
          <table:table-cell office:value-type="float" office:value="3868477" table:style-name="ce8">
            <text:p>3.868.477</text:p>
          </table:table-cell>
          <table:table-cell office:value-type="date" office:date-value="2022-02-16T00:00:00" table:style-name="ce11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70921" table:style-name="ce14">
            <text:p>2.770.921</text:p>
          </table:table-cell>
          <table:table-cell office:value-type="float" office:value="2585138.5" table:style-name="ce14">
            <text:p>2.585.139</text:p>
          </table:table-cell>
          <table:table-cell office:value-type="percentage" office:value="0.93295279800470676" table:style-name="ce15">
            <text:p>93,30%</text:p>
          </table:table-cell>
          <table:table-cell office:value-type="float" office:value="1144194" table:style-name="ce13">
            <text:p>1.144.194</text:p>
          </table:table-cell>
          <table:table-cell office:value-type="float" office:value="1089178" table:style-name="ce13">
            <text:p>1.089.178</text:p>
          </table:table-cell>
          <table:table-cell office:value-type="float" office:value="660165" table:style-name="ce13">
            <text:p>660.165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2363" table:style-name="ce14">
            <text:p>2.242.363</text:p>
          </table:table-cell>
          <table:table-cell office:value-type="percentage" office:value="0.91239570893510713" table:style-name="ce15">
            <text:p>91,24%</text:p>
          </table:table-cell>
          <table:table-cell office:value-type="float" office:value="923957" table:style-name="ce13">
            <text:p>923.957</text:p>
          </table:table-cell>
          <table:table-cell office:value-type="float" office:value="883303" table:style-name="ce13">
            <text:p>883.303</text:p>
          </table:table-cell>
          <table:table-cell office:value-type="float" office:value="702044" table:style-name="ce13">
            <text:p>702.04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9370" table:style-name="ce7">
            <text:p>549.3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4174" table:style-name="ce14">
            <text:p>2.264.174</text:p>
          </table:table-cell>
          <table:table-cell office:value-type="float" office:value="1991357.5" table:style-name="ce14">
            <text:p>1.991.358</text:p>
          </table:table-cell>
          <table:table-cell office:value-type="percentage" office:value="0.8795072728509381" table:style-name="ce15">
            <text:p>87,95%</text:p>
          </table:table-cell>
          <table:table-cell office:value-type="float" office:value="925019" table:style-name="ce13">
            <text:p>925.019</text:p>
          </table:table-cell>
          <table:table-cell office:value-type="float" office:value="886174" table:style-name="ce13">
            <text:p>886.174</text:p>
          </table:table-cell>
          <table:table-cell office:value-type="float" office:value="440993" table:style-name="ce13">
            <text:p>440.993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60600" table:style-name="ce14">
            <text:p>4.360.600</text:p>
          </table:table-cell>
          <table:table-cell office:value-type="float" office:value="4029511" table:style-name="ce14">
            <text:p>4.029.511</text:p>
          </table:table-cell>
          <table:table-cell office:value-type="percentage" office:value="0.92407260468742836" table:style-name="ce15">
            <text:p>92,41%</text:p>
          </table:table-cell>
          <table:table-cell office:value-type="float" office:value="1810078" table:style-name="ce13">
            <text:p>1.810.078</text:p>
          </table:table-cell>
          <table:table-cell office:value-type="float" office:value="1696242" table:style-name="ce13">
            <text:p>1.696.242</text:p>
          </table:table-cell>
          <table:table-cell office:value-type="float" office:value="921894" table:style-name="ce13">
            <text:p>921.89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1712" table:style-name="ce14">
            <text:p>1.231.712</text:p>
          </table:table-cell>
          <table:table-cell office:value-type="percentage" office:value="0.95304977599640972" table:style-name="ce15">
            <text:p>95,30%</text:p>
          </table:table-cell>
          <table:table-cell office:value-type="float" office:value="517154" table:style-name="ce13">
            <text:p>517.154</text:p>
          </table:table-cell>
          <table:table-cell office:value-type="float" office:value="494028" table:style-name="ce13">
            <text:p>494.028</text:p>
          </table:table-cell>
          <table:table-cell office:value-type="float" office:value="341812" table:style-name="ce13">
            <text:p>341.812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46000" table:style-name="ce7">
            <text:p>246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46738" table:style-name="ce14">
            <text:p>5.646.738</text:p>
          </table:table-cell>
          <table:table-cell office:value-type="float" office:value="5196456.5" table:style-name="ce14">
            <text:p>5.196.457</text:p>
          </table:table-cell>
          <table:table-cell office:value-type="percentage" office:value="0.92025812070614932" table:style-name="ce15">
            <text:p>92,03%</text:p>
          </table:table-cell>
          <table:table-cell office:value-type="float" office:value="2138898" table:style-name="ce13">
            <text:p>2.138.898</text:p>
          </table:table-cell>
          <table:table-cell office:value-type="float" office:value="2038807" table:style-name="ce13">
            <text:p>2.038.807</text:p>
          </table:table-cell>
          <table:table-cell office:value-type="float" office:value="1450374" table:style-name="ce13">
            <text:p>1.450.37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59758" table:style-name="ce14">
            <text:p>3.859.758</text:p>
          </table:table-cell>
          <table:table-cell office:value-type="percentage" office:value="0.8953724205684116" table:style-name="ce15">
            <text:p>89,54%</text:p>
          </table:table-cell>
          <table:table-cell office:value-type="float" office:value="1755545" table:style-name="ce13">
            <text:p>1.755.545</text:p>
          </table:table-cell>
          <table:table-cell office:value-type="float" office:value="1638322" table:style-name="ce13">
            <text:p>1.638.322</text:p>
          </table:table-cell>
          <table:table-cell office:value-type="float" office:value="985186" table:style-name="ce13">
            <text:p>985.186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26067.5" table:style-name="ce14">
            <text:p>13.826.068</text:p>
          </table:table-cell>
          <table:table-cell office:value-type="percentage" office:value="0.93968263947177944" table:style-name="ce15">
            <text:p>93,97%</text:p>
          </table:table-cell>
          <table:table-cell office:value-type="float" office:value="6464187" table:style-name="ce13">
            <text:p>6.464.187</text:p>
          </table:table-cell>
          <table:table-cell office:value-type="float" office:value="6147876" table:style-name="ce13">
            <text:p>6.147.876</text:p>
          </table:table-cell>
          <table:table-cell office:value-type="float" office:value="3501876" table:style-name="ce13">
            <text:p>3.501.876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912000" table:style-name="ce7">
            <text:p>912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1081215" table:style-name="ce14">
            <text:p>11.081.215</text:p>
          </table:table-cell>
          <table:table-cell office:value-type="float" office:value="9807081.5" table:style-name="ce14">
            <text:p>9.807.082</text:p>
          </table:table-cell>
          <table:table-cell office:value-type="percentage" office:value="0.88501861032386786" table:style-name="ce15">
            <text:p>88,50%</text:p>
          </table:table-cell>
          <table:table-cell office:value-type="float" office:value="4401195" table:style-name="ce13">
            <text:p>4.401.195</text:p>
          </table:table-cell>
          <table:table-cell office:value-type="float" office:value="4127063" table:style-name="ce13">
            <text:p>4.127.063</text:p>
          </table:table-cell>
          <table:table-cell office:value-type="float" office:value="2746942" table:style-name="ce13">
            <text:p>2.746.942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126000" table:style-name="ce7">
            <text:p>12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51228" table:style-name="ce14">
            <text:p>2.251.228</text:p>
          </table:table-cell>
          <table:table-cell office:value-type="float" office:value="2244529" table:style-name="ce14">
            <text:p>2.244.529</text:p>
          </table:table-cell>
          <table:table-cell office:value-type="percentage" office:value="0.99702429074265242" table:style-name="ce15">
            <text:p>99,70%</text:p>
          </table:table-cell>
          <table:table-cell office:value-type="float" office:value="960715" table:style-name="ce13">
            <text:p>960.715</text:p>
          </table:table-cell>
          <table:table-cell office:value-type="float" office:value="909516" table:style-name="ce13">
            <text:p>909.516</text:p>
          </table:table-cell>
          <table:table-cell office:value-type="float" office:value="591284" table:style-name="ce13">
            <text:p>591.28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88435.5" table:style-name="ce14">
            <text:p>5.988.436</text:p>
          </table:table-cell>
          <table:table-cell office:value-type="percentage" office:value="0.98504146973027162" table:style-name="ce15">
            <text:p>98,50%</text:p>
          </table:table-cell>
          <table:table-cell office:value-type="float" office:value="2466373" table:style-name="ce13">
            <text:p>2.466.373</text:p>
          </table:table-cell>
          <table:table-cell office:value-type="float" office:value="2350800" table:style-name="ce13">
            <text:p>2.350.800</text:p>
          </table:table-cell>
          <table:table-cell office:value-type="float" office:value="1903154" table:style-name="ce13">
            <text:p>1.903.15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66745" table:style-name="ce14">
            <text:p>666.745</text:p>
          </table:table-cell>
          <table:table-cell office:value-type="float" office:value="621759.5" table:style-name="ce14">
            <text:p>621.760</text:p>
          </table:table-cell>
          <table:table-cell office:value-type="percentage" office:value="0.93252967776286289" table:style-name="ce15">
            <text:p>93,25%</text:p>
          </table:table-cell>
          <table:table-cell office:value-type="float" office:value="282186" table:style-name="ce13">
            <text:p>282.186</text:p>
          </table:table-cell>
          <table:table-cell office:value-type="float" office:value="265404" table:style-name="ce13">
            <text:p>265.404</text:p>
          </table:table-cell>
          <table:table-cell office:value-type="float" office:value="156721" table:style-name="ce13">
            <text:p>156.721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854104" table:style-name="ce14">
            <text:p>12.854.104</text:p>
          </table:table-cell>
          <table:table-cell office:value-type="percentage" office:value="1" table:style-name="ce15">
            <text:p>100,00%</text:p>
          </table:table-cell>
          <table:table-cell office:value-type="float" office:value="5753238" table:style-name="ce13">
            <text:p>5.753.238</text:p>
          </table:table-cell>
          <table:table-cell office:value-type="float" office:value="5424381" table:style-name="ce13">
            <text:p>5.424.381</text:p>
          </table:table-cell>
          <table:table-cell office:value-type="float" office:value="3171380" table:style-name="ce13">
            <text:p>3.171.380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5032.5" table:style-name="ce14">
            <text:p>2.745.033</text:p>
          </table:table-cell>
          <table:table-cell office:value-type="percentage" office:value="0.94730280719251414" table:style-name="ce15">
            <text:p>94,73%</text:p>
          </table:table-cell>
          <table:table-cell office:value-type="float" office:value="1297357" table:style-name="ce13">
            <text:p>1.297.357</text:p>
          </table:table-cell>
          <table:table-cell office:value-type="float" office:value="1215614" table:style-name="ce13">
            <text:p>1.215.614</text:p>
          </table:table-cell>
          <table:table-cell office:value-type="float" office:value="654279" table:style-name="ce13">
            <text:p>654.279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74694.5" table:style-name="ce14">
            <text:p>1.274.695</text:p>
          </table:table-cell>
          <table:table-cell office:value-type="percentage" office:value="0.92855852449833076" table:style-name="ce15">
            <text:p>92,86%</text:p>
          </table:table-cell>
          <table:table-cell office:value-type="float" office:value="565314" table:style-name="ce13">
            <text:p>565.314</text:p>
          </table:table-cell>
          <table:table-cell office:value-type="float" office:value="541348" table:style-name="ce13">
            <text:p>541.348</text:p>
          </table:table-cell>
          <table:table-cell office:value-type="float" office:value="327880" table:style-name="ce13">
            <text:p>327.880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11210" table:style-name="ce14">
            <text:p>4.311.210</text:p>
          </table:table-cell>
          <table:table-cell office:value-type="percentage" office:value="0.92257765613347298" table:style-name="ce15">
            <text:p>92,26%</text:p>
          </table:table-cell>
          <table:table-cell office:value-type="float" office:value="1938991" table:style-name="ce13">
            <text:p>1.938.991</text:p>
          </table:table-cell>
          <table:table-cell office:value-type="float" office:value="1849411" table:style-name="ce13">
            <text:p>1.849.411</text:p>
          </table:table-cell>
          <table:table-cell office:value-type="float" office:value="1128324" table:style-name="ce13">
            <text:p>1.128.324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8467.5" table:style-name="ce14">
            <text:p>148.468</text:p>
          </table:table-cell>
          <table:table-cell office:value-type="percentage" office:value="0.89606129555975356" table:style-name="ce15">
            <text:p>89,61%</text:p>
          </table:table-cell>
          <table:table-cell office:value-type="float" office:value="69193" table:style-name="ce13">
            <text:p>69.193</text:p>
          </table:table-cell>
          <table:table-cell office:value-type="float" office:value="64283" table:style-name="ce13">
            <text:p>64.283</text:p>
          </table:table-cell>
          <table:table-cell office:value-type="float" office:value="31259" table:style-name="ce13">
            <text:p>31.259</text:p>
          </table:table-cell>
          <table:table-cell office:value-type="date" office:date-value="2022-02-16T00:00:00" table:style-name="ce16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5834.5" table:style-name="ce14">
            <text:p>135.835</text:p>
          </table:table-cell>
          <table:table-cell office:value-type="percentage" office:value="0.86091076182025605" table:style-name="ce15">
            <text:p>86,09%</text:p>
          </table:table-cell>
          <table:table-cell office:value-type="float" office:value="65104" table:style-name="ce13">
            <text:p>65.104</text:p>
          </table:table-cell>
          <table:table-cell office:value-type="float" office:value="60281" table:style-name="ce13">
            <text:p>60.281</text:p>
          </table:table-cell>
          <table:table-cell office:value-type="float" office:value="25850" table:style-name="ce13">
            <text:p>25.850</text:p>
          </table:table-cell>
          <table:table-cell office:value-type="date" office:date-value="2022-02-16T00:00:00" table:style-name="ce17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0359" table:style-name="ce14">
            <text:p>200.359</text:p>
          </table:table-cell>
          <table:table-cell office:value-type="percentage" office:value="0.94275053405230413" table:style-name="ce15">
            <text:p>94,28%</text:p>
          </table:table-cell>
          <table:table-cell office:value-type="float" office:value="95012" table:style-name="ce13">
            <text:p>95.012</text:p>
          </table:table-cell>
          <table:table-cell office:value-type="float" office:value="90951" table:style-name="ce13">
            <text:p>90.951</text:p>
          </table:table-cell>
          <table:table-cell office:value-type="float" office:value="40395" table:style-name="ce13">
            <text:p>40.395</text:p>
          </table:table-cell>
          <table:table-cell office:value-type="date" office:date-value="2022-02-16T00:00:00" table:style-name="ce17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60" table:style-name="ce14">
            <text:p>12.260</text:p>
          </table:table-cell>
          <table:table-cell office:value-type="float" office:value="12164.5" table:style-name="ce14">
            <text:p>12.165</text:p>
          </table:table-cell>
          <table:table-cell office:value-type="percentage" office:value="0.99221044045676998" table:style-name="ce15">
            <text:p>99,22%</text:p>
          </table:table-cell>
          <table:table-cell office:value-type="float" office:value="8033" table:style-name="ce13">
            <text:p>8.033</text:p>
          </table:table-cell>
          <table:table-cell office:value-type="float" office:value="7522" table:style-name="ce13">
            <text:p>7.522</text:p>
          </table:table-cell>
          <table:table-cell office:value-type="float" office:value="2769" table:style-name="ce13">
            <text:p>2.769</text:p>
          </table:table-cell>
          <table:table-cell office:value-type="date" office:date-value="2022-02-16T00:00:00" table:style-name="ce17">
            <text:p>1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4920000" table:style-name="ce19">
            <text:p>4.920.000</text:p>
          </table:table-cell>
          <table:table-cell office:value-type="float" office:value="18501440" table:style-name="ce20">
            <text:p>18.501.4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35" table:style-name="ce22">
            <text:p>2.113.635</text:p>
          </table:table-cell>
          <table:table-cell office:value-type="float" office:value="97762172" table:style-name="ce23">
            <text:p>97.762.172</text:p>
          </table:table-cell>
          <table:table-cell office:value-type="float" office:value="92022503.5" table:style-name="ce23">
            <text:p>92.022.504</text:p>
          </table:table-cell>
          <table:table-cell office:value-type="percentage" office:value="0.94128947441961497" table:style-name="ce24">
            <text:p>94,13%</text:p>
          </table:table-cell>
          <table:table-cell office:value-type="float" office:value="41024149" table:style-name="ce23">
            <text:p>41.024.149</text:p>
          </table:table-cell>
          <table:table-cell office:value-type="float" office:value="38802554" table:style-name="ce23">
            <text:p>38.802.554</text:p>
          </table:table-cell>
          <table:table-cell office:value-type="float" office:value="23653058" table:style-name="ce23">
            <text:p>23.653.05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2679" table:style-name="ce32">
            <text:p>7.032.679</text:p>
          </table:table-cell>
          <table:table-cell office:value-type="percentage" office:value="0.9366907720492994" table:style-name="ce33">
            <text:p>93,7%</text:p>
          </table:table-cell>
          <table:table-cell office:value-type="float" office:value="6915816" table:style-name="ce32">
            <text:p>6.915.816</text:p>
          </table:table-cell>
          <table:table-cell office:value-type="percentage" office:value="0.92112565188755202" table:style-name="ce33">
            <text:p>92,1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692" table:style-name="ce32">
            <text:p>1.094.692</text:p>
          </table:table-cell>
          <table:table-cell office:value-type="percentage" office:value="0.92036710699776692" table:style-name="ce33">
            <text:p>92,0%</text:p>
          </table:table-cell>
          <table:table-cell office:value-type="float" office:value="1075641" table:style-name="ce32">
            <text:p>1.075.641</text:p>
          </table:table-cell>
          <table:table-cell office:value-type="percentage" office:value="0.90434989507385188" table:style-name="ce33">
            <text:p>90,4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025" table:style-name="ce32">
            <text:p>884.025</text:p>
          </table:table-cell>
          <table:table-cell office:value-type="percentage" office:value="0.95010785138755893" table:style-name="ce33">
            <text:p>95,0%</text:p>
          </table:table-cell>
          <table:table-cell office:value-type="float" office:value="873480" table:style-name="ce32">
            <text:p>873.480</text:p>
          </table:table-cell>
          <table:table-cell office:value-type="percentage" office:value="0.93877458898787358" table:style-name="ce33">
            <text:p>93,9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867" table:style-name="ce32">
            <text:p>895.867</text:p>
          </table:table-cell>
          <table:table-cell office:value-type="percentage" office:value="0.82706587135923904" table:style-name="ce33">
            <text:p>82,7%</text:p>
          </table:table-cell>
          <table:table-cell office:value-type="float" office:value="881077" table:style-name="ce32">
            <text:p>881.077</text:p>
          </table:table-cell>
          <table:table-cell office:value-type="percentage" office:value="0.81341171930608469" table:style-name="ce33">
            <text:p>81,3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382" table:style-name="ce32">
            <text:p>1.739.382</text:p>
          </table:table-cell>
          <table:table-cell office:value-type="percentage" office:value="0.85535819048120176" table:style-name="ce33">
            <text:p>85,5%</text:p>
          </table:table-cell>
          <table:table-cell office:value-type="float" office:value="1684601" table:style-name="ce32">
            <text:p>1.684.601</text:p>
          </table:table-cell>
          <table:table-cell office:value-type="percentage" office:value="0.82841909542746961" table:style-name="ce33">
            <text:p>82,8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651" table:style-name="ce32">
            <text:p>493.651</text:p>
          </table:table-cell>
          <table:table-cell office:value-type="percentage" office:value="0.93660897579411906" table:style-name="ce33">
            <text:p>93,7%</text:p>
          </table:table-cell>
          <table:table-cell office:value-type="float" office:value="489060" table:style-name="ce32">
            <text:p>489.060</text:p>
          </table:table-cell>
          <table:table-cell office:value-type="percentage" office:value="0.92789842561216707" table:style-name="ce33">
            <text:p>92,8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212" table:style-name="ce32">
            <text:p>2.045.212</text:p>
          </table:table-cell>
          <table:table-cell office:value-type="percentage" office:value="0.94156155954310683" table:style-name="ce33">
            <text:p>94,2%</text:p>
          </table:table-cell>
          <table:table-cell office:value-type="float" office:value="2010304" table:style-name="ce32">
            <text:p>2.010.304</text:p>
          </table:table-cell>
          <table:table-cell office:value-type="percentage" office:value="0.92549083879604943" table:style-name="ce33">
            <text:p>92,5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8399" table:style-name="ce32">
            <text:p>6.238.399</text:p>
          </table:table-cell>
          <table:table-cell office:value-type="percentage" office:value="0.91979035782834839" table:style-name="ce33">
            <text:p>92,0%</text:p>
          </table:table-cell>
          <table:table-cell office:value-type="float" office:value="6102440" table:style-name="ce32">
            <text:p>6.102.440</text:p>
          </table:table-cell>
          <table:table-cell office:value-type="percentage" office:value="0.8997445452312407" table:style-name="ce33">
            <text:p>90,0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1082" table:style-name="ce32">
            <text:p>4.171.082</text:p>
          </table:table-cell>
          <table:table-cell office:value-type="percentage" office:value="0.92855250615201246" table:style-name="ce33">
            <text:p>92,9%</text:p>
          </table:table-cell>
          <table:table-cell office:value-type="float" office:value="4102658" table:style-name="ce32">
            <text:p>4.102.658</text:p>
          </table:table-cell>
          <table:table-cell office:value-type="percentage" office:value="0.91332018113875568" table:style-name="ce33">
            <text:p>91,3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027" table:style-name="ce32">
            <text:p>909.027</text:p>
          </table:table-cell>
          <table:table-cell office:value-type="percentage" office:value="0.95698133468085778" table:style-name="ce33">
            <text:p>95,7%</text:p>
          </table:table-cell>
          <table:table-cell office:value-type="float" office:value="896591" table:style-name="ce32">
            <text:p>896.591</text:p>
          </table:table-cell>
          <table:table-cell office:value-type="percentage" office:value="0.94388929244438835" table:style-name="ce33">
            <text:p>94,4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819" table:style-name="ce32">
            <text:p>2.339.819</text:p>
          </table:table-cell>
          <table:table-cell office:value-type="percentage" office:value="0.95264577116737037" table:style-name="ce33">
            <text:p>95,3%</text:p>
          </table:table-cell>
          <table:table-cell office:value-type="float" office:value="2322569" table:style-name="ce32">
            <text:p>2.322.569</text:p>
          </table:table-cell>
          <table:table-cell office:value-type="percentage" office:value="0.94562251870526237" table:style-name="ce33">
            <text:p>94,6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443" table:style-name="ce32">
            <text:p>268.443</text:p>
          </table:table-cell>
          <table:table-cell office:value-type="percentage" office:value="0.95368748645547274" table:style-name="ce33">
            <text:p>95,4%</text:p>
          </table:table-cell>
          <table:table-cell office:value-type="float" office:value="261999" table:style-name="ce32">
            <text:p>261.999</text:p>
          </table:table-cell>
          <table:table-cell office:value-type="percentage" office:value="0.93079412673769624" table:style-name="ce33">
            <text:p>93,1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3793" table:style-name="ce32">
            <text:p>5.523.793</text:p>
          </table:table-cell>
          <table:table-cell office:value-type="percentage" office:value="0.92511775428460796" table:style-name="ce33">
            <text:p>92,5%</text:p>
          </table:table-cell>
          <table:table-cell office:value-type="float" office:value="5381052" table:style-name="ce32">
            <text:p>5.381.052</text:p>
          </table:table-cell>
          <table:table-cell office:value-type="percentage" office:value="0.90121167500822319" table:style-name="ce33">
            <text:p>90,1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199" table:style-name="ce32">
            <text:p>539.199</text:p>
          </table:table-cell>
          <table:table-cell office:value-type="percentage" office:value="0.9293746358850965" table:style-name="ce33">
            <text:p>92,9%</text:p>
          </table:table-cell>
          <table:table-cell office:value-type="float" office:value="534031" table:style-name="ce32">
            <text:p>534.031</text:p>
          </table:table-cell>
          <table:table-cell office:value-type="percentage" office:value="0.92046696335926803" table:style-name="ce33">
            <text:p>92,0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029" table:style-name="ce32">
            <text:p>1.860.029</text:p>
          </table:table-cell>
          <table:table-cell office:value-type="percentage" office:value="0.95129837417459528" table:style-name="ce33">
            <text:p>95,1%</text:p>
          </table:table-cell>
          <table:table-cell office:value-type="float" office:value="1829453" table:style-name="ce32">
            <text:p>1.829.453</text:p>
          </table:table-cell>
          <table:table-cell office:value-type="percentage" office:value="0.93566050020125269" table:style-name="ce33">
            <text:p>93,6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60" table:style-name="ce32">
            <text:p>61.760</text:p>
          </table:table-cell>
          <table:table-cell office:value-type="percentage" office:value="0.90469633492514578" table:style-name="ce33">
            <text:p>90,5%</text:p>
          </table:table-cell>
          <table:table-cell office:value-type="float" office:value="59405" table:style-name="ce32">
            <text:p>59.405</text:p>
          </table:table-cell>
          <table:table-cell office:value-type="percentage" office:value="0.8701989277239035" table:style-name="ce33">
            <text:p>87,0%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12" table:style-name="ce32">
            <text:p>95.012</text:p>
          </table:table-cell>
          <table:table-cell office:value-type="string" table:style-name="ce33">
            <text:p>-</text:p>
          </table:table-cell>
          <table:table-cell office:value-type="float" office:value="90951" table:style-name="ce32">
            <text:p>90.951</text:p>
          </table:table-cell>
          <table:table-cell office:value-type="string" table:style-name="ce33">
            <text:p>-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33" table:style-name="ce32">
            <text:p>8.033</text:p>
          </table:table-cell>
          <table:table-cell office:value-type="string" table:style-name="ce33">
            <text:p>-</text:p>
          </table:table-cell>
          <table:table-cell office:value-type="float" office:value="7522" table:style-name="ce32">
            <text:p>7.522</text:p>
          </table:table-cell>
          <table:table-cell office:value-type="string" table:style-name="ce33">
            <text:p>-</text:p>
          </table:table-cell>
          <table:table-cell office:value-type="date" office:date-value="2022-02-16T00:00:00" table:style-name="ce34">
            <text:p>1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60886" table:style-name="ce35">
            <text:p>39.160.886</text:p>
          </table:table-cell>
          <table:table-cell office:value-type="percentage" office:value="0.92831232347264014" table:style-name="ce36">
            <text:p>92,8%</text:p>
          </table:table-cell>
          <table:table-cell office:value-type="float" office:value="38396333" table:style-name="ce35">
            <text:p>38.396.333</text:p>
          </table:table-cell>
          <table:table-cell office:value-type="percentage" office:value="0.91018852586887866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52" table:style-name="ce45">
            <text:p>435.452</text:p>
          </table:table-cell>
          <table:table-cell office:value-type="percentage" office:value="1" table:style-name="ce46">
            <text:p>100,0%</text:p>
          </table:table-cell>
          <table:table-cell office:value-type="float" office:value="656460" table:style-name="ce45">
            <text:p>656.460</text:p>
          </table:table-cell>
          <table:table-cell office:value-type="percentage" office:value="1" table:style-name="ce46">
            <text:p>100,0%</text:p>
          </table:table-cell>
          <table:table-cell office:value-type="float" office:value="937327" table:style-name="ce45">
            <text:p>937.327</text:p>
          </table:table-cell>
          <table:table-cell office:value-type="percentage" office:value="0.97818684260234245" table:style-name="ce46">
            <text:p>97,8%</text:p>
          </table:table-cell>
          <table:table-cell office:value-type="float" office:value="1229237" table:style-name="ce45">
            <text:p>1.229.237</text:p>
          </table:table-cell>
          <table:table-cell office:value-type="percentage" office:value="0.95467970807500213" table:style-name="ce46">
            <text:p>95,5%</text:p>
          </table:table-cell>
          <table:table-cell office:value-type="float" office:value="1276425" table:style-name="ce45">
            <text:p>1.276.425</text:p>
          </table:table-cell>
          <table:table-cell office:value-type="percentage" office:value="0.92204854890720167" table:style-name="ce46">
            <text:p>92,2%</text:p>
          </table:table-cell>
          <table:table-cell office:value-type="float" office:value="967118" table:style-name="ce45">
            <text:p>967.118</text:p>
          </table:table-cell>
          <table:table-cell office:value-type="percentage" office:value="0.87778335464746371" table:style-name="ce46">
            <text:p>87,8%</text:p>
          </table:table-cell>
          <table:table-cell office:value-type="float" office:value="810928" table:style-name="ce45">
            <text:p>810.928</text:p>
          </table:table-cell>
          <table:table-cell office:value-type="percentage" office:value="0.875626274143948" table:style-name="ce46">
            <text:p>87,6%</text:p>
          </table:table-cell>
          <table:table-cell office:value-type="float" office:value="719732" table:style-name="ce45">
            <text:p>719.732</text:p>
          </table:table-cell>
          <table:table-cell office:value-type="percentage" office:value="0.93127479471977603" table:style-name="ce46">
            <text:p>93,1%</text:p>
          </table:table-cell>
          <table:table-cell office:value-type="float" office:value="7032679" table:style-name="ce45">
            <text:p>7.032.6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6907720492994" table:style-name="ce46">
            <text:p>93,7%</text:p>
          </table:table-cell>
          <table:table-cell office:value-type="percentage" office:value="0.82715825766385398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68" table:style-name="ce48">
            <text:p>101.668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4" table:style-name="ce48">
            <text:p>119.834</text:p>
          </table:table-cell>
          <table:table-cell office:value-type="percentage" office:value="1" table:style-name="ce49">
            <text:p>100,0%</text:p>
          </table:table-cell>
          <table:table-cell office:value-type="float" office:value="155980" table:style-name="ce48">
            <text:p>155.980</text:p>
          </table:table-cell>
          <table:table-cell office:value-type="percentage" office:value="0.96695803112020329" table:style-name="ce49">
            <text:p>96,7%</text:p>
          </table:table-cell>
          <table:table-cell office:value-type="float" office:value="188435" table:style-name="ce48">
            <text:p>188.435</text:p>
          </table:table-cell>
          <table:table-cell office:value-type="percentage" office:value="0.93762750659302385" table:style-name="ce49">
            <text:p>93,8%</text:p>
          </table:table-cell>
          <table:table-cell office:value-type="float" office:value="192148" table:style-name="ce48">
            <text:p>192.148</text:p>
          </table:table-cell>
          <table:table-cell office:value-type="percentage" office:value="0.89941349110874991" table:style-name="ce49">
            <text:p>89,9%</text:p>
          </table:table-cell>
          <table:table-cell office:value-type="float" office:value="131638" table:style-name="ce48">
            <text:p>131.638</text:p>
          </table:table-cell>
          <table:table-cell office:value-type="percentage" office:value="0.83168854799782665" table:style-name="ce49">
            <text:p>83,2%</text:p>
          </table:table-cell>
          <table:table-cell office:value-type="float" office:value="110359" table:style-name="ce48">
            <text:p>110.359</text:p>
          </table:table-cell>
          <table:table-cell office:value-type="percentage" office:value="0.84373614275447639" table:style-name="ce49">
            <text:p>84,4%</text:p>
          </table:table-cell>
          <table:table-cell office:value-type="float" office:value="94630" table:style-name="ce48">
            <text:p>94.630</text:p>
          </table:table-cell>
          <table:table-cell office:value-type="percentage" office:value="0.88408681110270282" table:style-name="ce49">
            <text:p>88,4%</text:p>
          </table:table-cell>
          <table:table-cell office:value-type="float" office:value="1094692" table:style-name="ce48">
            <text:p>1.094.69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36710699776692" table:style-name="ce49">
            <text:p>92,0%</text:p>
          </table:table-cell>
          <table:table-cell office:value-type="percentage" office:value="0.8223761262022653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8" table:style-name="ce48">
            <text:p>89.258</text:p>
          </table:table-cell>
          <table:table-cell office:value-type="percentage" office:value="1" table:style-name="ce49">
            <text:p>100,0%</text:p>
          </table:table-cell>
          <table:table-cell office:value-type="float" office:value="114773" table:style-name="ce48">
            <text:p>114.773</text:p>
          </table:table-cell>
          <table:table-cell office:value-type="percentage" office:value="1" table:style-name="ce49">
            <text:p>100,0%</text:p>
          </table:table-cell>
          <table:table-cell office:value-type="float" office:value="149099" table:style-name="ce48">
            <text:p>149.099</text:p>
          </table:table-cell>
          <table:table-cell office:value-type="percentage" office:value="0.98097901177709057" table:style-name="ce49">
            <text:p>98,1%</text:p>
          </table:table-cell>
          <table:table-cell office:value-type="float" office:value="154297" table:style-name="ce48">
            <text:p>154.297</text:p>
          </table:table-cell>
          <table:table-cell office:value-type="percentage" office:value="0.95196288321415568" table:style-name="ce49">
            <text:p>95,2%</text:p>
          </table:table-cell>
          <table:table-cell office:value-type="float" office:value="152304" table:style-name="ce48">
            <text:p>152.304</text:p>
          </table:table-cell>
          <table:table-cell office:value-type="percentage" office:value="0.91793635486981673" table:style-name="ce49">
            <text:p>91,8%</text:p>
          </table:table-cell>
          <table:table-cell office:value-type="float" office:value="92914" table:style-name="ce48">
            <text:p>92.914</text:p>
          </table:table-cell>
          <table:table-cell office:value-type="percentage" office:value="0.85563260307023603" table:style-name="ce49">
            <text:p>85,6%</text:p>
          </table:table-cell>
          <table:table-cell office:value-type="float" office:value="68665" table:style-name="ce48">
            <text:p>68.665</text:p>
          </table:table-cell>
          <table:table-cell office:value-type="percentage" office:value="0.86652280356376665" table:style-name="ce49">
            <text:p>86,7%</text:p>
          </table:table-cell>
          <table:table-cell office:value-type="float" office:value="62715" table:style-name="ce48">
            <text:p>62.715</text:p>
          </table:table-cell>
          <table:table-cell office:value-type="percentage" office:value="0.96106105185730051" table:style-name="ce49">
            <text:p>96,1%</text:p>
          </table:table-cell>
          <table:table-cell office:value-type="float" office:value="884025" table:style-name="ce48">
            <text:p>884.02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10785138755893" table:style-name="ce49">
            <text:p>95,0%</text:p>
          </table:table-cell>
          <table:table-cell office:value-type="percentage" office:value="0.87277579280651685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8" table:style-name="ce48">
            <text:p>51.848</text:p>
          </table:table-cell>
          <table:table-cell office:value-type="percentage" office:value="0.96671825182257187" table:style-name="ce49">
            <text:p>96,7%</text:p>
          </table:table-cell>
          <table:table-cell office:value-type="float" office:value="79920" table:style-name="ce48">
            <text:p>79.920</text:p>
          </table:table-cell>
          <table:table-cell office:value-type="percentage" office:value="0.9161565444666071" table:style-name="ce49">
            <text:p>91,6%</text:p>
          </table:table-cell>
          <table:table-cell office:value-type="float" office:value="112162" table:style-name="ce48">
            <text:p>112.162</text:p>
          </table:table-cell>
          <table:table-cell office:value-type="percentage" office:value="0.88044084054853877" table:style-name="ce49">
            <text:p>88,0%</text:p>
          </table:table-cell>
          <table:table-cell office:value-type="float" office:value="153639" table:style-name="ce48">
            <text:p>153.639</text:p>
          </table:table-cell>
          <table:table-cell office:value-type="percentage" office:value="0.86553282105595242" table:style-name="ce49">
            <text:p>86,6%</text:p>
          </table:table-cell>
          <table:table-cell office:value-type="float" office:value="173809" table:style-name="ce48">
            <text:p>173.809</text:p>
          </table:table-cell>
          <table:table-cell office:value-type="percentage" office:value="0.80235709042899417" table:style-name="ce49">
            <text:p>80,2%</text:p>
          </table:table-cell>
          <table:table-cell office:value-type="float" office:value="135431" table:style-name="ce48">
            <text:p>135.431</text:p>
          </table:table-cell>
          <table:table-cell office:value-type="percentage" office:value="0.7358500817725907" table:style-name="ce49">
            <text:p>73,6%</text:p>
          </table:table-cell>
          <table:table-cell office:value-type="float" office:value="104854" table:style-name="ce48">
            <text:p>104.854</text:p>
          </table:table-cell>
          <table:table-cell office:value-type="percentage" office:value="0.76416957576905975" table:style-name="ce49">
            <text:p>76,4%</text:p>
          </table:table-cell>
          <table:table-cell office:value-type="float" office:value="84204" table:style-name="ce48">
            <text:p>84.204</text:p>
          </table:table-cell>
          <table:table-cell office:value-type="percentage" office:value="0.84596527889406847" table:style-name="ce49">
            <text:p>84,6%</text:p>
          </table:table-cell>
          <table:table-cell office:value-type="float" office:value="895867" table:style-name="ce48">
            <text:p>895.86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06587135923904" table:style-name="ce49">
            <text:p>82,7%</text:p>
          </table:table-cell>
          <table:table-cell office:value-type="percentage" office:value="0.7344526654505954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6" table:style-name="ce48">
            <text:p>94.786</text:p>
          </table:table-cell>
          <table:table-cell office:value-type="percentage" office:value="0.94444112313425399" table:style-name="ce49">
            <text:p>94,4%</text:p>
          </table:table-cell>
          <table:table-cell office:value-type="float" office:value="156082" table:style-name="ce48">
            <text:p>156.082</text:p>
          </table:table-cell>
          <table:table-cell office:value-type="percentage" office:value="0.93213334448120588" table:style-name="ce49">
            <text:p>93,2%</text:p>
          </table:table-cell>
          <table:table-cell office:value-type="float" office:value="229215" table:style-name="ce48">
            <text:p>229.215</text:p>
          </table:table-cell>
          <table:table-cell office:value-type="percentage" office:value="0.91119238337540498" table:style-name="ce49">
            <text:p>91,1%</text:p>
          </table:table-cell>
          <table:table-cell office:value-type="float" office:value="325506" table:style-name="ce48">
            <text:p>325.506</text:p>
          </table:table-cell>
          <table:table-cell office:value-type="percentage" office:value="0.88393388133508211" table:style-name="ce49">
            <text:p>88,4%</text:p>
          </table:table-cell>
          <table:table-cell office:value-type="float" office:value="324627" table:style-name="ce48">
            <text:p>324.627</text:p>
          </table:table-cell>
          <table:table-cell office:value-type="percentage" office:value="0.8237068801461539" table:style-name="ce49">
            <text:p>82,4%</text:p>
          </table:table-cell>
          <table:table-cell office:value-type="float" office:value="238874" table:style-name="ce48">
            <text:p>238.874</text:p>
          </table:table-cell>
          <table:table-cell office:value-type="percentage" office:value="0.76351234729689132" table:style-name="ce49">
            <text:p>76,4%</text:p>
          </table:table-cell>
          <table:table-cell office:value-type="float" office:value="199464" table:style-name="ce48">
            <text:p>199.464</text:p>
          </table:table-cell>
          <table:table-cell office:value-type="percentage" office:value="0.78322227501364505" table:style-name="ce49">
            <text:p>78,3%</text:p>
          </table:table-cell>
          <table:table-cell office:value-type="float" office:value="170828" table:style-name="ce48">
            <text:p>170.828</text:p>
          </table:table-cell>
          <table:table-cell office:value-type="percentage" office:value="0.9270778498358343" table:style-name="ce49">
            <text:p>92,7%</text:p>
          </table:table-cell>
          <table:table-cell office:value-type="float" office:value="1739382" table:style-name="ce48">
            <text:p>1.739.38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35819048120176" table:style-name="ce49">
            <text:p>85,5%</text:p>
          </table:table-cell>
          <table:table-cell office:value-type="percentage" office:value="0.77499822890086256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8" table:style-name="ce48">
            <text:p>42.568</text:p>
          </table:table-cell>
          <table:table-cell office:value-type="percentage" office:value="1" table:style-name="ce49">
            <text:p>100,0%</text:p>
          </table:table-cell>
          <table:table-cell office:value-type="float" office:value="56197" table:style-name="ce48">
            <text:p>56.197</text:p>
          </table:table-cell>
          <table:table-cell office:value-type="percentage" office:value="1" table:style-name="ce49">
            <text:p>100,0%</text:p>
          </table:table-cell>
          <table:table-cell office:value-type="float" office:value="77255" table:style-name="ce48">
            <text:p>77.255</text:p>
          </table:table-cell>
          <table:table-cell office:value-type="percentage" office:value="0.97474040147873375" table:style-name="ce49">
            <text:p>97,5%</text:p>
          </table:table-cell>
          <table:table-cell office:value-type="float" office:value="85136" table:style-name="ce48">
            <text:p>85.136</text:p>
          </table:table-cell>
          <table:table-cell office:value-type="percentage" office:value="0.93586896779157969" table:style-name="ce49">
            <text:p>93,6%</text:p>
          </table:table-cell>
          <table:table-cell office:value-type="float" office:value="89433" table:style-name="ce48">
            <text:p>89.433</text:p>
          </table:table-cell>
          <table:table-cell office:value-type="percentage" office:value="0.91833528433245026" table:style-name="ce49">
            <text:p>91,8%</text:p>
          </table:table-cell>
          <table:table-cell office:value-type="float" office:value="56765" table:style-name="ce48">
            <text:p>56.765</text:p>
          </table:table-cell>
          <table:table-cell office:value-type="percentage" office:value="0.84524554036749155" table:style-name="ce49">
            <text:p>84,5%</text:p>
          </table:table-cell>
          <table:table-cell office:value-type="float" office:value="43355" table:style-name="ce48">
            <text:p>43.355</text:p>
          </table:table-cell>
          <table:table-cell office:value-type="percentage" office:value="0.85222023470210129" table:style-name="ce49">
            <text:p>85,2%</text:p>
          </table:table-cell>
          <table:table-cell office:value-type="float" office:value="42942" table:style-name="ce48">
            <text:p>42.942</text:p>
          </table:table-cell>
          <table:table-cell office:value-type="percentage" office:value="0.94830289512620636" table:style-name="ce49">
            <text:p>94,8%</text:p>
          </table:table-cell>
          <table:table-cell office:value-type="float" office:value="493651" table:style-name="ce48">
            <text:p>493.65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60897579411906" table:style-name="ce49">
            <text:p>93,7%</text:p>
          </table:table-cell>
          <table:table-cell office:value-type="percentage" office:value="0.84579246301325273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9" table:style-name="ce48">
            <text:p>229.989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4" table:style-name="ce48">
            <text:p>252.314</text:p>
          </table:table-cell>
          <table:table-cell office:value-type="percentage" office:value="1" table:style-name="ce49">
            <text:p>100,0%</text:p>
          </table:table-cell>
          <table:table-cell office:value-type="float" office:value="324561" table:style-name="ce48">
            <text:p>324.561</text:p>
          </table:table-cell>
          <table:table-cell office:value-type="percentage" office:value="0.99180425555321272" table:style-name="ce49">
            <text:p>99,2%</text:p>
          </table:table-cell>
          <table:table-cell office:value-type="float" office:value="357768" table:style-name="ce48">
            <text:p>357.768</text:p>
          </table:table-cell>
          <table:table-cell office:value-type="percentage" office:value="0.93852356880717103" table:style-name="ce49">
            <text:p>93,9%</text:p>
          </table:table-cell>
          <table:table-cell office:value-type="float" office:value="326026" table:style-name="ce48">
            <text:p>326.026</text:p>
          </table:table-cell>
          <table:table-cell office:value-type="percentage" office:value="0.90511990494222683" table:style-name="ce49">
            <text:p>90,5%</text:p>
          </table:table-cell>
          <table:table-cell office:value-type="float" office:value="218710" table:style-name="ce48">
            <text:p>218.710</text:p>
          </table:table-cell>
          <table:table-cell office:value-type="percentage" office:value="0.84475979328085526" table:style-name="ce49">
            <text:p>84,5%</text:p>
          </table:table-cell>
          <table:table-cell office:value-type="float" office:value="180685" table:style-name="ce48">
            <text:p>180.685</text:p>
          </table:table-cell>
          <table:table-cell office:value-type="percentage" office:value="0.85317713276576057" table:style-name="ce49">
            <text:p>85,3%</text:p>
          </table:table-cell>
          <table:table-cell office:value-type="float" office:value="155159" table:style-name="ce48">
            <text:p>155.159</text:p>
          </table:table-cell>
          <table:table-cell office:value-type="percentage" office:value="0.92247826965837887" table:style-name="ce49">
            <text:p>92,2%</text:p>
          </table:table-cell>
          <table:table-cell office:value-type="float" office:value="2045212" table:style-name="ce48">
            <text:p>2.045.21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56155954310683" table:style-name="ce49">
            <text:p>94,2%</text:p>
          </table:table-cell>
          <table:table-cell office:value-type="percentage" office:value="0.85693874549630045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58" table:style-name="ce48">
            <text:p>461.058</text:p>
          </table:table-cell>
          <table:table-cell office:value-type="percentage" office:value="1" table:style-name="ce49">
            <text:p>100,0%</text:p>
          </table:table-cell>
          <table:table-cell office:value-type="float" office:value="622006" table:style-name="ce48">
            <text:p>622.006</text:p>
          </table:table-cell>
          <table:table-cell office:value-type="percentage" office:value="0.97840298488680832" table:style-name="ce49">
            <text:p>97,8%</text:p>
          </table:table-cell>
          <table:table-cell office:value-type="float" office:value="809805" table:style-name="ce48">
            <text:p>809.805</text:p>
          </table:table-cell>
          <table:table-cell office:value-type="percentage" office:value="0.94993571726859394" table:style-name="ce49">
            <text:p>95,0%</text:p>
          </table:table-cell>
          <table:table-cell office:value-type="float" office:value="1044585" table:style-name="ce48">
            <text:p>1.044.585</text:p>
          </table:table-cell>
          <table:table-cell office:value-type="percentage" office:value="0.95187174059436797" table:style-name="ce49">
            <text:p>95,2%</text:p>
          </table:table-cell>
          <table:table-cell office:value-type="float" office:value="1165913" table:style-name="ce48">
            <text:p>1.165.913</text:p>
          </table:table-cell>
          <table:table-cell office:value-type="percentage" office:value="0.91406160576387852" table:style-name="ce49">
            <text:p>91,4%</text:p>
          </table:table-cell>
          <table:table-cell office:value-type="float" office:value="832020" table:style-name="ce48">
            <text:p>832.020</text:p>
          </table:table-cell>
          <table:table-cell office:value-type="percentage" office:value="0.86074477461857091" table:style-name="ce49">
            <text:p>86,1%</text:p>
          </table:table-cell>
          <table:table-cell office:value-type="float" office:value="698542" table:style-name="ce48">
            <text:p>698.542</text:p>
          </table:table-cell>
          <table:table-cell office:value-type="percentage" office:value="0.84258228403869972" table:style-name="ce49">
            <text:p>84,3%</text:p>
          </table:table-cell>
          <table:table-cell office:value-type="float" office:value="604470" table:style-name="ce48">
            <text:p>604.470</text:p>
          </table:table-cell>
          <table:table-cell office:value-type="percentage" office:value="0.90036239709367361" table:style-name="ce49">
            <text:p>90,0%</text:p>
          </table:table-cell>
          <table:table-cell office:value-type="float" office:value="6238399" table:style-name="ce48">
            <text:p>6.238.39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79035782834839" table:style-name="ce49">
            <text:p>92,0%</text:p>
          </table:table-cell>
          <table:table-cell office:value-type="percentage" office:value="0.81321773639847361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13" table:style-name="ce48">
            <text:p>298.113</text:p>
          </table:table-cell>
          <table:table-cell office:value-type="percentage" office:value="1" table:style-name="ce49">
            <text:p>100,0%</text:p>
          </table:table-cell>
          <table:table-cell office:value-type="float" office:value="436338" table:style-name="ce48">
            <text:p>436.338</text:p>
          </table:table-cell>
          <table:table-cell office:value-type="percentage" office:value="0.99218238375900458" table:style-name="ce49">
            <text:p>99,2%</text:p>
          </table:table-cell>
          <table:table-cell office:value-type="float" office:value="574642" table:style-name="ce48">
            <text:p>574.642</text:p>
          </table:table-cell>
          <table:table-cell office:value-type="percentage" office:value="0.96232374317580471" table:style-name="ce49">
            <text:p>96,2%</text:p>
          </table:table-cell>
          <table:table-cell office:value-type="float" office:value="721597" table:style-name="ce48">
            <text:p>721.597</text:p>
          </table:table-cell>
          <table:table-cell office:value-type="percentage" office:value="0.94660997827615523" table:style-name="ce49">
            <text:p>94,7%</text:p>
          </table:table-cell>
          <table:table-cell office:value-type="float" office:value="765562" table:style-name="ce48">
            <text:p>765.562</text:p>
          </table:table-cell>
          <table:table-cell office:value-type="percentage" office:value="0.91059956727721258" table:style-name="ce49">
            <text:p>91,1%</text:p>
          </table:table-cell>
          <table:table-cell office:value-type="float" office:value="529481" table:style-name="ce48">
            <text:p>529.481</text:p>
          </table:table-cell>
          <table:table-cell office:value-type="percentage" office:value="0.86245787324427736" table:style-name="ce49">
            <text:p>86,2%</text:p>
          </table:table-cell>
          <table:table-cell office:value-type="float" office:value="446803" table:style-name="ce48">
            <text:p>446.803</text:p>
          </table:table-cell>
          <table:table-cell office:value-type="percentage" office:value="0.87134658026066114" table:style-name="ce49">
            <text:p>87,1%</text:p>
          </table:table-cell>
          <table:table-cell office:value-type="float" office:value="398546" table:style-name="ce48">
            <text:p>398.546</text:p>
          </table:table-cell>
          <table:table-cell office:value-type="percentage" office:value="0.92092086078254221" table:style-name="ce49">
            <text:p>92,1%</text:p>
          </table:table-cell>
          <table:table-cell office:value-type="float" office:value="4171082" table:style-name="ce48">
            <text:p>4.171.08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55250615201246" table:style-name="ce49">
            <text:p>92,9%</text:p>
          </table:table-cell>
          <table:table-cell office:value-type="percentage" office:value="0.82644042206875512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1" table:style-name="ce48">
            <text:p>78.421</text:p>
          </table:table-cell>
          <table:table-cell office:value-type="percentage" office:value="1" table:style-name="ce49">
            <text:p>100,0%</text:p>
          </table:table-cell>
          <table:table-cell office:value-type="float" office:value="96150" table:style-name="ce48">
            <text:p>96.15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56" table:style-name="ce48">
            <text:p>133.456</text:p>
          </table:table-cell>
          <table:table-cell office:value-type="percentage" office:value="1" table:style-name="ce49">
            <text:p>100,0%</text:p>
          </table:table-cell>
          <table:table-cell office:value-type="float" office:value="162328" table:style-name="ce48">
            <text:p>162.328</text:p>
          </table:table-cell>
          <table:table-cell office:value-type="percentage" office:value="0.96650848749352503" table:style-name="ce49">
            <text:p>96,7%</text:p>
          </table:table-cell>
          <table:table-cell office:value-type="float" office:value="147320" table:style-name="ce48">
            <text:p>147.320</text:p>
          </table:table-cell>
          <table:table-cell office:value-type="percentage" office:value="0.93515133048953891" table:style-name="ce49">
            <text:p>93,5%</text:p>
          </table:table-cell>
          <table:table-cell office:value-type="float" office:value="114754" table:style-name="ce48">
            <text:p>114.754</text:p>
          </table:table-cell>
          <table:table-cell office:value-type="percentage" office:value="0.88379723048012204" table:style-name="ce49">
            <text:p>88,4%</text:p>
          </table:table-cell>
          <table:table-cell office:value-type="float" office:value="95565" table:style-name="ce48">
            <text:p>95.565</text:p>
          </table:table-cell>
          <table:table-cell office:value-type="percentage" office:value="0.84942136419390968" table:style-name="ce49">
            <text:p>84,9%</text:p>
          </table:table-cell>
          <table:table-cell office:value-type="float" office:value="81033" table:style-name="ce48">
            <text:p>81.033</text:p>
          </table:table-cell>
          <table:table-cell office:value-type="percentage" office:value="0.94544330233697749" table:style-name="ce49">
            <text:p>94,5%</text:p>
          </table:table-cell>
          <table:table-cell office:value-type="float" office:value="909027" table:style-name="ce48">
            <text:p>909.02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98133468085778" table:style-name="ce49">
            <text:p>95,7%</text:p>
          </table:table-cell>
          <table:table-cell office:value-type="percentage" office:value="0.85919457390791487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3" table:style-name="ce48">
            <text:p>243.063</text:p>
          </table:table-cell>
          <table:table-cell office:value-type="percentage" office:value="1" table:style-name="ce49">
            <text:p>100,0%</text:p>
          </table:table-cell>
          <table:table-cell office:value-type="float" office:value="292335" table:style-name="ce48">
            <text:p>292.335</text:p>
          </table:table-cell>
          <table:table-cell office:value-type="percentage" office:value="1" table:style-name="ce49">
            <text:p>100,0%</text:p>
          </table:table-cell>
          <table:table-cell office:value-type="float" office:value="348196" table:style-name="ce48">
            <text:p>348.196</text:p>
          </table:table-cell>
          <table:table-cell office:value-type="percentage" office:value="0.98481188802090702" table:style-name="ce49">
            <text:p>98,5%</text:p>
          </table:table-cell>
          <table:table-cell office:value-type="float" office:value="393755" table:style-name="ce48">
            <text:p>393.755</text:p>
          </table:table-cell>
          <table:table-cell office:value-type="percentage" office:value="0.96225562072336268" table:style-name="ce49">
            <text:p>96,2%</text:p>
          </table:table-cell>
          <table:table-cell office:value-type="float" office:value="412447" table:style-name="ce48">
            <text:p>412.447</text:p>
          </table:table-cell>
          <table:table-cell office:value-type="percentage" office:value="0.93137429799226357" table:style-name="ce49">
            <text:p>93,1%</text:p>
          </table:table-cell>
          <table:table-cell office:value-type="float" office:value="268794" table:style-name="ce48">
            <text:p>268.794</text:p>
          </table:table-cell>
          <table:table-cell office:value-type="percentage" office:value="0.8710166624540665" table:style-name="ce49">
            <text:p>87,1%</text:p>
          </table:table-cell>
          <table:table-cell office:value-type="float" office:value="204552" table:style-name="ce48">
            <text:p>204.552</text:p>
          </table:table-cell>
          <table:table-cell office:value-type="percentage" office:value="0.88795895156319182" table:style-name="ce49">
            <text:p>88,8%</text:p>
          </table:table-cell>
          <table:table-cell office:value-type="float" office:value="176677" table:style-name="ce48">
            <text:p>176.677</text:p>
          </table:table-cell>
          <table:table-cell office:value-type="percentage" office:value="0.96363666113971547" table:style-name="ce49">
            <text:p>96,4%</text:p>
          </table:table-cell>
          <table:table-cell office:value-type="float" office:value="2339819" table:style-name="ce48">
            <text:p>2.339.81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64577116737037" table:style-name="ce49">
            <text:p>95,3%</text:p>
          </table:table-cell>
          <table:table-cell office:value-type="percentage" office:value="0.86760347898828127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2" table:style-name="ce48">
            <text:p>28.782</text:p>
          </table:table-cell>
          <table:table-cell office:value-type="percentage" office:value="1" table:style-name="ce49">
            <text:p>100,0%</text:p>
          </table:table-cell>
          <table:table-cell office:value-type="float" office:value="38505" table:style-name="ce48">
            <text:p>38.505</text:p>
          </table:table-cell>
          <table:table-cell office:value-type="percentage" office:value="0.99717718962034496" table:style-name="ce49">
            <text:p>99,7%</text:p>
          </table:table-cell>
          <table:table-cell office:value-type="float" office:value="45923" table:style-name="ce48">
            <text:p>45.923</text:p>
          </table:table-cell>
          <table:table-cell office:value-type="percentage" office:value="0.96679999999999999" table:style-name="ce49">
            <text:p>96,7%</text:p>
          </table:table-cell>
          <table:table-cell office:value-type="float" office:value="48460" table:style-name="ce48">
            <text:p>48.460</text:p>
          </table:table-cell>
          <table:table-cell office:value-type="percentage" office:value="0.93689583172221791" table:style-name="ce49">
            <text:p>93,7%</text:p>
          </table:table-cell>
          <table:table-cell office:value-type="float" office:value="32474" table:style-name="ce48">
            <text:p>32.474</text:p>
          </table:table-cell>
          <table:table-cell office:value-type="percentage" office:value="0.87682255103142892" table:style-name="ce49">
            <text:p>87,7%</text:p>
          </table:table-cell>
          <table:table-cell office:value-type="float" office:value="25754" table:style-name="ce48">
            <text:p>25.754</text:p>
          </table:table-cell>
          <table:table-cell office:value-type="percentage" office:value="0.85374262414639002" table:style-name="ce49">
            <text:p>85,4%</text:p>
          </table:table-cell>
          <table:table-cell office:value-type="float" office:value="25072" table:style-name="ce48">
            <text:p>25.072</text:p>
          </table:table-cell>
          <table:table-cell office:value-type="percentage" office:value="0.96486434481431593" table:style-name="ce49">
            <text:p>96,5%</text:p>
          </table:table-cell>
          <table:table-cell office:value-type="float" office:value="268443" table:style-name="ce48">
            <text:p>268.44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68748645547274" table:style-name="ce49">
            <text:p>95,4%</text:p>
          </table:table-cell>
          <table:table-cell office:value-type="percentage" office:value="0.84903028692879912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1" table:style-name="ce48">
            <text:p>375.731</text:p>
          </table:table-cell>
          <table:table-cell office:value-type="percentage" office:value="1" table:style-name="ce49">
            <text:p>100,0%</text:p>
          </table:table-cell>
          <table:table-cell office:value-type="float" office:value="513646" table:style-name="ce48">
            <text:p>513.646</text:p>
          </table:table-cell>
          <table:table-cell office:value-type="percentage" office:value="0.9745678778104544" table:style-name="ce49">
            <text:p>97,5%</text:p>
          </table:table-cell>
          <table:table-cell office:value-type="float" office:value="695515" table:style-name="ce48">
            <text:p>695.515</text:p>
          </table:table-cell>
          <table:table-cell office:value-type="percentage" office:value="0.9653789672680434" table:style-name="ce49">
            <text:p>96,5%</text:p>
          </table:table-cell>
          <table:table-cell office:value-type="float" office:value="953182" table:style-name="ce48">
            <text:p>953.182</text:p>
          </table:table-cell>
          <table:table-cell office:value-type="percentage" office:value="0.96304453912518095" table:style-name="ce49">
            <text:p>96,3%</text:p>
          </table:table-cell>
          <table:table-cell office:value-type="float" office:value="1057132" table:style-name="ce48">
            <text:p>1.057.132</text:p>
          </table:table-cell>
          <table:table-cell office:value-type="percentage" office:value="0.91444794396007723" table:style-name="ce49">
            <text:p>91,4%</text:p>
          </table:table-cell>
          <table:table-cell office:value-type="float" office:value="785930" table:style-name="ce48">
            <text:p>785.930</text:p>
          </table:table-cell>
          <table:table-cell office:value-type="percentage" office:value="0.87243740314638274" table:style-name="ce49">
            <text:p>87,2%</text:p>
          </table:table-cell>
          <table:table-cell office:value-type="float" office:value="641536" table:style-name="ce48">
            <text:p>641.536</text:p>
          </table:table-cell>
          <table:table-cell office:value-type="percentage" office:value="0.87217713922918283" table:style-name="ce49">
            <text:p>87,2%</text:p>
          </table:table-cell>
          <table:table-cell office:value-type="float" office:value="501121" table:style-name="ce48">
            <text:p>501.121</text:p>
          </table:table-cell>
          <table:table-cell office:value-type="percentage" office:value="0.87801976381539759" table:style-name="ce49">
            <text:p>87,8%</text:p>
          </table:table-cell>
          <table:table-cell office:value-type="float" office:value="5523793" table:style-name="ce48">
            <text:p>5.523.793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11775428460796" table:style-name="ce49">
            <text:p>92,5%</text:p>
          </table:table-cell>
          <table:table-cell office:value-type="percentage" office:value="0.8176337526651062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4" table:style-name="ce48">
            <text:p>72.634</text:p>
          </table:table-cell>
          <table:table-cell office:value-type="percentage" office:value="0.95987841945288754" table:style-name="ce49">
            <text:p>96,0%</text:p>
          </table:table-cell>
          <table:table-cell office:value-type="float" office:value="92536" table:style-name="ce48">
            <text:p>92.536</text:p>
          </table:table-cell>
          <table:table-cell office:value-type="percentage" office:value="0.9471637085713116" table:style-name="ce49">
            <text:p>94,7%</text:p>
          </table:table-cell>
          <table:table-cell office:value-type="float" office:value="96586" table:style-name="ce48">
            <text:p>96.586</text:p>
          </table:table-cell>
          <table:table-cell office:value-type="percentage" office:value="0.91357604305591023" table:style-name="ce49">
            <text:p>91,4%</text:p>
          </table:table-cell>
          <table:table-cell office:value-type="float" office:value="66000" table:style-name="ce48">
            <text:p>66.000</text:p>
          </table:table-cell>
          <table:table-cell office:value-type="percentage" office:value="0.86017020943841316" table:style-name="ce49">
            <text:p>86,0%</text:p>
          </table:table-cell>
          <table:table-cell office:value-type="float" office:value="59985" table:style-name="ce48">
            <text:p>59.985</text:p>
          </table:table-cell>
          <table:table-cell office:value-type="percentage" office:value="0.87184965553326943" table:style-name="ce49">
            <text:p>87,2%</text:p>
          </table:table-cell>
          <table:table-cell office:value-type="float" office:value="52875" table:style-name="ce48">
            <text:p>52.875</text:p>
          </table:table-cell>
          <table:table-cell office:value-type="percentage" office:value="0.91922949879174565" table:style-name="ce49">
            <text:p>91,9%</text:p>
          </table:table-cell>
          <table:table-cell office:value-type="float" office:value="539199" table:style-name="ce48">
            <text:p>539.19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3746358850965" table:style-name="ce49">
            <text:p>92,9%</text:p>
          </table:table-cell>
          <table:table-cell office:value-type="percentage" office:value="0.81988249140125358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66" table:style-name="ce48">
            <text:p>164.766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2" table:style-name="ce48">
            <text:p>214.412</text:p>
          </table:table-cell>
          <table:table-cell office:value-type="percentage" office:value="0.99096900622094042" table:style-name="ce49">
            <text:p>99,1%</text:p>
          </table:table-cell>
          <table:table-cell office:value-type="float" office:value="280235" table:style-name="ce48">
            <text:p>280.235</text:p>
          </table:table-cell>
          <table:table-cell office:value-type="percentage" office:value="0.98617694773774212" table:style-name="ce49">
            <text:p>98,6%</text:p>
          </table:table-cell>
          <table:table-cell office:value-type="float" office:value="327093" table:style-name="ce48">
            <text:p>327.093</text:p>
          </table:table-cell>
          <table:table-cell office:value-type="percentage" office:value="0.9692592164567202" table:style-name="ce49">
            <text:p>96,9%</text:p>
          </table:table-cell>
          <table:table-cell office:value-type="float" office:value="326441" table:style-name="ce48">
            <text:p>326.441</text:p>
          </table:table-cell>
          <table:table-cell office:value-type="percentage" office:value="0.93787636756458581" table:style-name="ce49">
            <text:p>93,8%</text:p>
          </table:table-cell>
          <table:table-cell office:value-type="float" office:value="212036" table:style-name="ce48">
            <text:p>212.036</text:p>
          </table:table-cell>
          <table:table-cell office:value-type="percentage" office:value="0.89227596944894483" table:style-name="ce49">
            <text:p>89,2%</text:p>
          </table:table-cell>
          <table:table-cell office:value-type="float" office:value="175358" table:style-name="ce48">
            <text:p>175.358</text:p>
          </table:table-cell>
          <table:table-cell office:value-type="percentage" office:value="0.88024496147378462" table:style-name="ce49">
            <text:p>88,0%</text:p>
          </table:table-cell>
          <table:table-cell office:value-type="float" office:value="159688" table:style-name="ce48">
            <text:p>159.688</text:p>
          </table:table-cell>
          <table:table-cell office:value-type="percentage" office:value="0.92402946469386693" table:style-name="ce49">
            <text:p>92,4%</text:p>
          </table:table-cell>
          <table:table-cell office:value-type="float" office:value="1860029" table:style-name="ce48">
            <text:p>1.860.029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29837417459528" table:style-name="ce49">
            <text:p>95,1%</text:p>
          </table:table-cell>
          <table:table-cell office:value-type="percentage" office:value="0.8509182454156351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6" table:style-name="ce48">
            <text:p>7.526</text:p>
          </table:table-cell>
          <table:table-cell office:value-type="percentage" office:value="0.94016239850093697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5" table:style-name="ce48">
            <text:p>10.695</text:p>
          </table:table-cell>
          <table:table-cell office:value-type="percentage" office:value="0.97912661356770114" table:style-name="ce49">
            <text:p>97,9%</text:p>
          </table:table-cell>
          <table:table-cell office:value-type="float" office:value="9307" table:style-name="ce48">
            <text:p>9.307</text:p>
          </table:table-cell>
          <table:table-cell office:value-type="percentage" office:value="0.84979912344777209" table:style-name="ce49">
            <text:p>85,0%</text:p>
          </table:table-cell>
          <table:table-cell office:value-type="float" office:value="9701" table:style-name="ce48">
            <text:p>9.701</text:p>
          </table:table-cell>
          <table:table-cell office:value-type="percentage" office:value="0.82978359421777437" table:style-name="ce49">
            <text:p>83,0%</text:p>
          </table:table-cell>
          <table:table-cell office:value-type="float" office:value="8817" table:style-name="ce48">
            <text:p>8.817</text:p>
          </table:table-cell>
          <table:table-cell office:value-type="percentage" office:value="0.92035490605427972" table:style-name="ce49">
            <text:p>92,0%</text:p>
          </table:table-cell>
          <table:table-cell office:value-type="float" office:value="61760" table:style-name="ce48">
            <text:p>61.76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69633492514578" table:style-name="ce49">
            <text:p>90,5%</text:p>
          </table:table-cell>
          <table:table-cell office:value-type="percentage" office:value="0.73504558329961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65" table:style-name="ce48">
            <text:p>9.665</text:p>
          </table:table-cell>
          <table:table-cell office:value-type="string" table:style-name="ce49">
            <text:p>-</text:p>
          </table:table-cell>
          <table:table-cell office:value-type="float" office:value="22652" table:style-name="ce48">
            <text:p>22.652</text:p>
          </table:table-cell>
          <table:table-cell office:value-type="string" table:style-name="ce49">
            <text:p>-</text:p>
          </table:table-cell>
          <table:table-cell office:value-type="float" office:value="32645" table:style-name="ce48">
            <text:p>32.645</text:p>
          </table:table-cell>
          <table:table-cell office:value-type="string" table:style-name="ce49">
            <text:p>-</text:p>
          </table:table-cell>
          <table:table-cell office:value-type="float" office:value="25070" table:style-name="ce48">
            <text:p>25.070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12" table:style-name="ce48">
            <text:p>95.01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0" table:style-name="ce51">
            <text:p>920</text:p>
          </table:table-cell>
          <table:table-cell office:value-type="string" table:style-name="ce52">
            <text:p>-</text:p>
          </table:table-cell>
          <table:table-cell office:value-type="float" office:value="1936" table:style-name="ce51">
            <text:p>1.936</text:p>
          </table:table-cell>
          <table:table-cell office:value-type="string" table:style-name="ce52">
            <text:p>-</text:p>
          </table:table-cell>
          <table:table-cell office:value-type="float" office:value="2399" table:style-name="ce51">
            <text:p>2.399</text:p>
          </table:table-cell>
          <table:table-cell office:value-type="string" table:style-name="ce52">
            <text:p>-</text:p>
          </table:table-cell>
          <table:table-cell office:value-type="float" office:value="2105" table:style-name="ce51">
            <text:p>2.105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33" table:style-name="ce51">
            <text:p>8.03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186" table:style-name="ce55">
            <text:p>2.951.186</text:p>
          </table:table-cell>
          <table:table-cell office:value-type="percentage" office:value="1" table:style-name="ce56">
            <text:p>100,0%</text:p>
          </table:table-cell>
          <table:table-cell office:value-type="float" office:value="3966858" table:style-name="ce55">
            <text:p>3.966.858</text:p>
          </table:table-cell>
          <table:table-cell office:value-type="percentage" office:value="0.9925013054098637" table:style-name="ce56">
            <text:p>99,3%</text:p>
          </table:table-cell>
          <table:table-cell office:value-type="float" office:value="5334442" table:style-name="ce55">
            <text:p>5.334.442</text:p>
          </table:table-cell>
          <table:table-cell office:value-type="percentage" office:value="0.9685496199838044" table:style-name="ce56">
            <text:p>96,9%</text:p>
          </table:table-cell>
          <table:table-cell office:value-type="float" office:value="6767536" table:style-name="ce55">
            <text:p>6.767.536</text:p>
          </table:table-cell>
          <table:table-cell office:value-type="percentage" office:value="0.94920160892849281" table:style-name="ce56">
            <text:p>94,9%</text:p>
          </table:table-cell>
          <table:table-cell office:value-type="float" office:value="7131011" table:style-name="ce55">
            <text:p>7.131.011</text:p>
          </table:table-cell>
          <table:table-cell office:value-type="percentage" office:value="0.91226636243336157" table:style-name="ce56">
            <text:p>91,2%</text:p>
          </table:table-cell>
          <table:table-cell office:value-type="float" office:value="5124477" table:style-name="ce55">
            <text:p>5.124.477</text:p>
          </table:table-cell>
          <table:table-cell office:value-type="percentage" office:value="0.86241328706399512" table:style-name="ce56">
            <text:p>86,2%</text:p>
          </table:table-cell>
          <table:table-cell office:value-type="float" office:value="4244411" table:style-name="ce55">
            <text:p>4.244.411</text:p>
          </table:table-cell>
          <table:table-cell office:value-type="percentage" office:value="0.86187846537945678" table:style-name="ce56">
            <text:p>86,2%</text:p>
          </table:table-cell>
          <table:table-cell office:value-type="float" office:value="3640965" table:style-name="ce55">
            <text:p>3.640.965</text:p>
          </table:table-cell>
          <table:table-cell office:value-type="percentage" office:value="0.91390555432004628" table:style-name="ce56">
            <text:p>91,4%</text:p>
          </table:table-cell>
          <table:table-cell office:value-type="float" office:value="39160886" table:style-name="ce55">
            <text:p>39.160.88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31232347264014" table:style-name="ce56">
            <text:p>92,8%</text:p>
          </table:table-cell>
          <table:table-cell office:value-type="percentage" office:value="0.82620174136854441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60" table:style-name="ce45">
            <text:p>430.560</text:p>
          </table:table-cell>
          <table:table-cell office:value-type="percentage" office:value="1" table:style-name="ce46">
            <text:p>100,0%</text:p>
          </table:table-cell>
          <table:table-cell office:value-type="float" office:value="652613" table:style-name="ce45">
            <text:p>652.613</text:p>
          </table:table-cell>
          <table:table-cell office:value-type="percentage" office:value="0.99738661181098631" table:style-name="ce46">
            <text:p>99,7%</text:p>
          </table:table-cell>
          <table:table-cell office:value-type="float" office:value="930483" table:style-name="ce45">
            <text:p>930.483</text:p>
          </table:table-cell>
          <table:table-cell office:value-type="percentage" office:value="0.97104449980119578" table:style-name="ce46">
            <text:p>97,1%</text:p>
          </table:table-cell>
          <table:table-cell office:value-type="float" office:value="1219310" table:style-name="ce45">
            <text:p>1.219.310</text:p>
          </table:table-cell>
          <table:table-cell office:value-type="percentage" office:value="0.94696996173474346" table:style-name="ce46">
            <text:p>94,7%</text:p>
          </table:table-cell>
          <table:table-cell office:value-type="float" office:value="1261616" table:style-name="ce45">
            <text:p>1.261.616</text:p>
          </table:table-cell>
          <table:table-cell office:value-type="percentage" office:value="0.91135100149096748" table:style-name="ce46">
            <text:p>91,1%</text:p>
          </table:table-cell>
          <table:table-cell office:value-type="float" office:value="944282" table:style-name="ce45">
            <text:p>944.282</text:p>
          </table:table-cell>
          <table:table-cell office:value-type="percentage" office:value="0.85705676214610449" table:style-name="ce46">
            <text:p>85,7%</text:p>
          </table:table-cell>
          <table:table-cell office:value-type="float" office:value="783998" table:style-name="ce45">
            <text:p>783.998</text:p>
          </table:table-cell>
          <table:table-cell office:value-type="percentage" office:value="0.84654771777063686" table:style-name="ce46">
            <text:p>84,7%</text:p>
          </table:table-cell>
          <table:table-cell office:value-type="float" office:value="692954" table:style-name="ce45">
            <text:p>692.954</text:p>
          </table:table-cell>
          <table:table-cell office:value-type="percentage" office:value="0.89662623601597213" table:style-name="ce46">
            <text:p>89,7%</text:p>
          </table:table-cell>
          <table:table-cell office:value-type="float" office:value="6915816" table:style-name="ce45">
            <text:p>6.915.816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12565188755202" table:style-name="ce46">
            <text:p>92,1%</text:p>
          </table:table-cell>
          <table:table-cell office:value-type="percentage" office:value="0.81341325444881019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98" table:style-name="ce48">
            <text:p>100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19173" table:style-name="ce48">
            <text:p>119.173</text:p>
          </table:table-cell>
          <table:table-cell office:value-type="percentage" office:value="0.99622152560083599" table:style-name="ce49">
            <text:p>99,6%</text:p>
          </table:table-cell>
          <table:table-cell office:value-type="float" office:value="154388" table:style-name="ce48">
            <text:p>154.388</text:p>
          </table:table-cell>
          <table:table-cell office:value-type="percentage" office:value="0.95708883516211019" table:style-name="ce49">
            <text:p>95,7%</text:p>
          </table:table-cell>
          <table:table-cell office:value-type="float" office:value="186706" table:style-name="ce48">
            <text:p>186.706</text:p>
          </table:table-cell>
          <table:table-cell office:value-type="percentage" office:value="0.92902423247250832" table:style-name="ce49">
            <text:p>92,9%</text:p>
          </table:table-cell>
          <table:table-cell office:value-type="float" office:value="189627" table:style-name="ce48">
            <text:p>189.627</text:p>
          </table:table-cell>
          <table:table-cell office:value-type="percentage" office:value="0.887613100726934" table:style-name="ce49">
            <text:p>88,8%</text:p>
          </table:table-cell>
          <table:table-cell office:value-type="float" office:value="128292" table:style-name="ce48">
            <text:p>128.292</text:p>
          </table:table-cell>
          <table:table-cell office:value-type="percentage" office:value="0.81054852853839443" table:style-name="ce49">
            <text:p>81,1%</text:p>
          </table:table-cell>
          <table:table-cell office:value-type="float" office:value="106592" table:style-name="ce48">
            <text:p>106.592</text:p>
          </table:table-cell>
          <table:table-cell office:value-type="percentage" office:value="0.814936008195844" table:style-name="ce49">
            <text:p>81,5%</text:p>
          </table:table-cell>
          <table:table-cell office:value-type="float" office:value="90365" table:style-name="ce48">
            <text:p>90.365</text:p>
          </table:table-cell>
          <table:table-cell office:value-type="percentage" office:value="0.84424077655390195" table:style-name="ce49">
            <text:p>84,4%</text:p>
          </table:table-cell>
          <table:table-cell office:value-type="float" office:value="1075641" table:style-name="ce48">
            <text:p>1.075.64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34989507385188" table:style-name="ce49">
            <text:p>90,4%</text:p>
          </table:table-cell>
          <table:table-cell office:value-type="percentage" office:value="0.80806425804183357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94" table:style-name="ce48">
            <text:p>88.394</text:p>
          </table:table-cell>
          <table:table-cell office:value-type="percentage" office:value="1" table:style-name="ce49">
            <text:p>100,0%</text:p>
          </table:table-cell>
          <table:table-cell office:value-type="float" office:value="114248" table:style-name="ce48">
            <text:p>114.248</text:p>
          </table:table-cell>
          <table:table-cell office:value-type="percentage" office:value="1" table:style-name="ce49">
            <text:p>100,0%</text:p>
          </table:table-cell>
          <table:table-cell office:value-type="float" office:value="148099" table:style-name="ce48">
            <text:p>148.099</text:p>
          </table:table-cell>
          <table:table-cell office:value-type="percentage" office:value="0.97439963155470755" table:style-name="ce49">
            <text:p>97,4%</text:p>
          </table:table-cell>
          <table:table-cell office:value-type="float" office:value="153218" table:style-name="ce48">
            <text:p>153.218</text:p>
          </table:table-cell>
          <table:table-cell office:value-type="percentage" office:value="0.94530580011475607" table:style-name="ce49">
            <text:p>94,5%</text:p>
          </table:table-cell>
          <table:table-cell office:value-type="float" office:value="151094" table:style-name="ce48">
            <text:p>151.094</text:p>
          </table:table-cell>
          <table:table-cell office:value-type="percentage" office:value="0.91064368370298943" table:style-name="ce49">
            <text:p>91,1%</text:p>
          </table:table-cell>
          <table:table-cell office:value-type="float" office:value="91058" table:style-name="ce48">
            <text:p>91.058</text:p>
          </table:table-cell>
          <table:table-cell office:value-type="percentage" office:value="0.83854094722398731" table:style-name="ce49">
            <text:p>83,9%</text:p>
          </table:table-cell>
          <table:table-cell office:value-type="float" office:value="66593" table:style-name="ce48">
            <text:p>66.593</text:p>
          </table:table-cell>
          <table:table-cell office:value-type="percentage" office:value="0.84037505363317433" table:style-name="ce49">
            <text:p>84,0%</text:p>
          </table:table-cell>
          <table:table-cell office:value-type="float" office:value="60776" table:style-name="ce48">
            <text:p>60.776</text:p>
          </table:table-cell>
          <table:table-cell office:value-type="percentage" office:value="0.93134730905970331" table:style-name="ce49">
            <text:p>93,1%</text:p>
          </table:table-cell>
          <table:table-cell office:value-type="float" office:value="873480" table:style-name="ce48">
            <text:p>873.480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77458898787358" table:style-name="ce49">
            <text:p>93,9%</text:p>
          </table:table-cell>
          <table:table-cell office:value-type="percentage" office:value="0.8623649778011213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53" table:style-name="ce48">
            <text:p>51.353</text:p>
          </table:table-cell>
          <table:table-cell office:value-type="percentage" office:value="0.95748885947084816" table:style-name="ce49">
            <text:p>95,7%</text:p>
          </table:table-cell>
          <table:table-cell office:value-type="float" office:value="79571" table:style-name="ce48">
            <text:p>79.571</text:p>
          </table:table-cell>
          <table:table-cell office:value-type="percentage" office:value="0.91215581080771257" table:style-name="ce49">
            <text:p>91,2%</text:p>
          </table:table-cell>
          <table:table-cell office:value-type="float" office:value="111653" table:style-name="ce48">
            <text:p>111.653</text:p>
          </table:table-cell>
          <table:table-cell office:value-type="percentage" office:value="0.87644533059116281" table:style-name="ce49">
            <text:p>87,6%</text:p>
          </table:table-cell>
          <table:table-cell office:value-type="float" office:value="152334" table:style-name="ce48">
            <text:p>152.334</text:p>
          </table:table-cell>
          <table:table-cell office:value-type="percentage" office:value="0.85818103972778692" table:style-name="ce49">
            <text:p>85,8%</text:p>
          </table:table-cell>
          <table:table-cell office:value-type="float" office:value="171815" table:style-name="ce48">
            <text:p>171.815</text:p>
          </table:table-cell>
          <table:table-cell office:value-type="percentage" office:value="0.79315215835806907" table:style-name="ce49">
            <text:p>79,3%</text:p>
          </table:table-cell>
          <table:table-cell office:value-type="float" office:value="132483" table:style-name="ce48">
            <text:p>132.483</text:p>
          </table:table-cell>
          <table:table-cell office:value-type="percentage" office:value="0.71983243410650544" table:style-name="ce49">
            <text:p>72,0%</text:p>
          </table:table-cell>
          <table:table-cell office:value-type="float" office:value="101955" table:style-name="ce48">
            <text:p>101.955</text:p>
          </table:table-cell>
          <table:table-cell office:value-type="percentage" office:value="0.74304184005888652" table:style-name="ce49">
            <text:p>74,3%</text:p>
          </table:table-cell>
          <table:table-cell office:value-type="float" office:value="79913" table:style-name="ce48">
            <text:p>79.913</text:p>
          </table:table-cell>
          <table:table-cell office:value-type="percentage" office:value="0.80285524835235489" table:style-name="ce49">
            <text:p>80,3%</text:p>
          </table:table-cell>
          <table:table-cell office:value-type="float" office:value="881077" table:style-name="ce48">
            <text:p>881.07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41171930608469" table:style-name="ce49">
            <text:p>81,3%</text:p>
          </table:table-cell>
          <table:table-cell office:value-type="percentage" office:value="0.72232747842839873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79" table:style-name="ce48">
            <text:p>92.579</text:p>
          </table:table-cell>
          <table:table-cell office:value-type="percentage" office:value="0.92245072836332476" table:style-name="ce49">
            <text:p>92,2%</text:p>
          </table:table-cell>
          <table:table-cell office:value-type="float" office:value="151383" table:style-name="ce48">
            <text:p>151.383</text:p>
          </table:table-cell>
          <table:table-cell office:value-type="percentage" office:value="0.90407056603322866" table:style-name="ce49">
            <text:p>90,4%</text:p>
          </table:table-cell>
          <table:table-cell office:value-type="float" office:value="223393" table:style-name="ce48">
            <text:p>223.393</text:p>
          </table:table-cell>
          <table:table-cell office:value-type="percentage" office:value="0.88804833932937133" table:style-name="ce49">
            <text:p>88,8%</text:p>
          </table:table-cell>
          <table:table-cell office:value-type="float" office:value="322147" table:style-name="ce48">
            <text:p>322.147</text:p>
          </table:table-cell>
          <table:table-cell office:value-type="percentage" office:value="0.87481228631869368" table:style-name="ce49">
            <text:p>87,5%</text:p>
          </table:table-cell>
          <table:table-cell office:value-type="float" office:value="319736" table:style-name="ce48">
            <text:p>319.736</text:p>
          </table:table-cell>
          <table:table-cell office:value-type="percentage" office:value="0.81129648190203119" table:style-name="ce49">
            <text:p>81,1%</text:p>
          </table:table-cell>
          <table:table-cell office:value-type="float" office:value="231082" table:style-name="ce48">
            <text:p>231.082</text:p>
          </table:table-cell>
          <table:table-cell office:value-type="percentage" office:value="0.73860679788532968" table:style-name="ce49">
            <text:p>73,9%</text:p>
          </table:table-cell>
          <table:table-cell office:value-type="float" office:value="188304" table:style-name="ce48">
            <text:p>188.304</text:p>
          </table:table-cell>
          <table:table-cell office:value-type="percentage" office:value="0.73940103113428701" table:style-name="ce49">
            <text:p>73,9%</text:p>
          </table:table-cell>
          <table:table-cell office:value-type="float" office:value="155977" table:style-name="ce48">
            <text:p>155.977</text:p>
          </table:table-cell>
          <table:table-cell office:value-type="percentage" office:value="0.84648196890348137" table:style-name="ce49">
            <text:p>84,6%</text:p>
          </table:table-cell>
          <table:table-cell office:value-type="float" office:value="1684601" table:style-name="ce48">
            <text:p>1.684.60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41909542746961" table:style-name="ce49">
            <text:p>82,8%</text:p>
          </table:table-cell>
          <table:table-cell office:value-type="percentage" office:value="0.75059003220949849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7" table:style-name="ce48">
            <text:p>42.237</text:p>
          </table:table-cell>
          <table:table-cell office:value-type="percentage" office:value="1" table:style-name="ce49">
            <text:p>100,0%</text:p>
          </table:table-cell>
          <table:table-cell office:value-type="float" office:value="56046" table:style-name="ce48">
            <text:p>56.046</text:p>
          </table:table-cell>
          <table:table-cell office:value-type="percentage" office:value="1" table:style-name="ce49">
            <text:p>100,0%</text:p>
          </table:table-cell>
          <table:table-cell office:value-type="float" office:value="76973" table:style-name="ce48">
            <text:p>76.973</text:p>
          </table:table-cell>
          <table:table-cell office:value-type="percentage" office:value="0.9711823561325813" table:style-name="ce49">
            <text:p>97,1%</text:p>
          </table:table-cell>
          <table:table-cell office:value-type="float" office:value="84805" table:style-name="ce48">
            <text:p>84.805</text:p>
          </table:table-cell>
          <table:table-cell office:value-type="percentage" office:value="0.93223040562822912" table:style-name="ce49">
            <text:p>93,2%</text:p>
          </table:table-cell>
          <table:table-cell office:value-type="float" office:value="88869" table:style-name="ce48">
            <text:p>88.869</text:p>
          </table:table-cell>
          <table:table-cell office:value-type="percentage" office:value="0.91254389748013065" table:style-name="ce49">
            <text:p>91,3%</text:p>
          </table:table-cell>
          <table:table-cell office:value-type="float" office:value="56096" table:style-name="ce48">
            <text:p>56.096</text:p>
          </table:table-cell>
          <table:table-cell office:value-type="percentage" office:value="0.83528395723517679" table:style-name="ce49">
            <text:p>83,5%</text:p>
          </table:table-cell>
          <table:table-cell office:value-type="float" office:value="42561" table:style-name="ce48">
            <text:p>42.561</text:p>
          </table:table-cell>
          <table:table-cell office:value-type="percentage" office:value="0.83661274153283671" table:style-name="ce49">
            <text:p>83,7%</text:p>
          </table:table-cell>
          <table:table-cell office:value-type="float" office:value="41473" table:style-name="ce48">
            <text:p>41.473</text:p>
          </table:table-cell>
          <table:table-cell office:value-type="percentage" office:value="0.91586246494269374" table:style-name="ce49">
            <text:p>91,6%</text:p>
          </table:table-cell>
          <table:table-cell office:value-type="float" office:value="489060" table:style-name="ce48">
            <text:p>489.06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89842561216707" table:style-name="ce49">
            <text:p>92,8%</text:p>
          </table:table-cell>
          <table:table-cell office:value-type="percentage" office:value="0.83792651480754898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22" table:style-name="ce48">
            <text:p>228.022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7" table:style-name="ce48">
            <text:p>250.547</text:p>
          </table:table-cell>
          <table:table-cell office:value-type="percentage" office:value="1" table:style-name="ce49">
            <text:p>100,0%</text:p>
          </table:table-cell>
          <table:table-cell office:value-type="float" office:value="322551" table:style-name="ce48">
            <text:p>322.551</text:p>
          </table:table-cell>
          <table:table-cell office:value-type="percentage" office:value="0.98566203096781291" table:style-name="ce49">
            <text:p>98,6%</text:p>
          </table:table-cell>
          <table:table-cell office:value-type="float" office:value="353439" table:style-name="ce48">
            <text:p>353.439</text:p>
          </table:table-cell>
          <table:table-cell office:value-type="percentage" office:value="0.9271674147370299" table:style-name="ce49">
            <text:p>92,7%</text:p>
          </table:table-cell>
          <table:table-cell office:value-type="float" office:value="321702" table:style-name="ce48">
            <text:p>321.702</text:p>
          </table:table-cell>
          <table:table-cell office:value-type="percentage" office:value="0.89311552961949126" table:style-name="ce49">
            <text:p>89,3%</text:p>
          </table:table-cell>
          <table:table-cell office:value-type="float" office:value="213953" table:style-name="ce48">
            <text:p>213.953</text:p>
          </table:table-cell>
          <table:table-cell office:value-type="percentage" office:value="0.82638604568523999" table:style-name="ce49">
            <text:p>82,6%</text:p>
          </table:table-cell>
          <table:table-cell office:value-type="float" office:value="174915" table:style-name="ce48">
            <text:p>174.915</text:p>
          </table:table-cell>
          <table:table-cell office:value-type="percentage" office:value="0.82593174960690152" table:style-name="ce49">
            <text:p>82,6%</text:p>
          </table:table-cell>
          <table:table-cell office:value-type="float" office:value="145175" table:style-name="ce48">
            <text:p>145.175</text:p>
          </table:table-cell>
          <table:table-cell office:value-type="percentage" office:value="0.86311965659520329" table:style-name="ce49">
            <text:p>86,3%</text:p>
          </table:table-cell>
          <table:table-cell office:value-type="float" office:value="2010304" table:style-name="ce48">
            <text:p>2.010.30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49083879604943" table:style-name="ce49">
            <text:p>92,5%</text:p>
          </table:table-cell>
          <table:table-cell office:value-type="percentage" office:value="0.84231238024527277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284" table:style-name="ce48">
            <text:p>455.284</text:p>
          </table:table-cell>
          <table:table-cell office:value-type="percentage" office:value="1" table:style-name="ce49">
            <text:p>100,0%</text:p>
          </table:table-cell>
          <table:table-cell office:value-type="float" office:value="617946" table:style-name="ce48">
            <text:p>617.946</text:p>
          </table:table-cell>
          <table:table-cell office:value-type="percentage" office:value="0.9720166861716184" table:style-name="ce49">
            <text:p>97,2%</text:p>
          </table:table-cell>
          <table:table-cell office:value-type="float" office:value="798132" table:style-name="ce48">
            <text:p>798.132</text:p>
          </table:table-cell>
          <table:table-cell office:value-type="percentage" office:value="0.93624279165356772" table:style-name="ce49">
            <text:p>93,6%</text:p>
          </table:table-cell>
          <table:table-cell office:value-type="float" office:value="1034886" table:style-name="ce48">
            <text:p>1.034.886</text:p>
          </table:table-cell>
          <table:table-cell office:value-type="percentage" office:value="0.94303358571752716" table:style-name="ce49">
            <text:p>94,3%</text:p>
          </table:table-cell>
          <table:table-cell office:value-type="float" office:value="1148411" table:style-name="ce48">
            <text:p>1.148.411</text:p>
          </table:table-cell>
          <table:table-cell office:value-type="percentage" office:value="0.90034025071930879" table:style-name="ce49">
            <text:p>90,0%</text:p>
          </table:table-cell>
          <table:table-cell office:value-type="float" office:value="807932" table:style-name="ce48">
            <text:p>807.932</text:p>
          </table:table-cell>
          <table:table-cell office:value-type="percentage" office:value="0.83582515714421679" table:style-name="ce49">
            <text:p>83,6%</text:p>
          </table:table-cell>
          <table:table-cell office:value-type="float" office:value="671828" table:style-name="ce48">
            <text:p>671.828</text:p>
          </table:table-cell>
          <table:table-cell office:value-type="percentage" office:value="0.81035982191643674" table:style-name="ce49">
            <text:p>81,0%</text:p>
          </table:table-cell>
          <table:table-cell office:value-type="float" office:value="568021" table:style-name="ce48">
            <text:p>568.021</text:p>
          </table:table-cell>
          <table:table-cell office:value-type="percentage" office:value="0.8460713503723023" table:style-name="ce49">
            <text:p>84,6%</text:p>
          </table:table-cell>
          <table:table-cell office:value-type="float" office:value="6102440" table:style-name="ce48">
            <text:p>6.102.44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97445452312407" table:style-name="ce49">
            <text:p>90,0%</text:p>
          </table:table-cell>
          <table:table-cell office:value-type="percentage" office:value="0.79549455610445907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71" table:style-name="ce48">
            <text:p>293.671</text:p>
          </table:table-cell>
          <table:table-cell office:value-type="percentage" office:value="1" table:style-name="ce49">
            <text:p>100,0%</text:p>
          </table:table-cell>
          <table:table-cell office:value-type="float" office:value="433360" table:style-name="ce48">
            <text:p>433.360</text:p>
          </table:table-cell>
          <table:table-cell office:value-type="percentage" office:value="0.98541075456596083" table:style-name="ce49">
            <text:p>98,5%</text:p>
          </table:table-cell>
          <table:table-cell office:value-type="float" office:value="570403" table:style-name="ce48">
            <text:p>570.403</text:p>
          </table:table-cell>
          <table:table-cell office:value-type="percentage" office:value="0.95522490538232241" table:style-name="ce49">
            <text:p>95,5%</text:p>
          </table:table-cell>
          <table:table-cell office:value-type="float" office:value="715743" table:style-name="ce48">
            <text:p>715.743</text:p>
          </table:table-cell>
          <table:table-cell office:value-type="percentage" office:value="0.93893054666428788" table:style-name="ce49">
            <text:p>93,9%</text:p>
          </table:table-cell>
          <table:table-cell office:value-type="float" office:value="756920" table:style-name="ce48">
            <text:p>756.920</text:p>
          </table:table-cell>
          <table:table-cell office:value-type="percentage" office:value="0.90032031953449587" table:style-name="ce49">
            <text:p>90,0%</text:p>
          </table:table-cell>
          <table:table-cell office:value-type="float" office:value="517466" table:style-name="ce48">
            <text:p>517.466</text:p>
          </table:table-cell>
          <table:table-cell office:value-type="percentage" office:value="0.84288695125268565" table:style-name="ce49">
            <text:p>84,3%</text:p>
          </table:table-cell>
          <table:table-cell office:value-type="float" office:value="432964" table:style-name="ce48">
            <text:p>432.964</text:p>
          </table:table-cell>
          <table:table-cell office:value-type="percentage" office:value="0.84435802977145835" table:style-name="ce49">
            <text:p>84,4%</text:p>
          </table:table-cell>
          <table:table-cell office:value-type="float" office:value="382131" table:style-name="ce48">
            <text:p>382.131</text:p>
          </table:table-cell>
          <table:table-cell office:value-type="percentage" office:value="0.88299069480484971" table:style-name="ce49">
            <text:p>88,3%</text:p>
          </table:table-cell>
          <table:table-cell office:value-type="float" office:value="4102658" table:style-name="ce48">
            <text:p>4.102.65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32018113875568" table:style-name="ce49">
            <text:p>91,3%</text:p>
          </table:table-cell>
          <table:table-cell office:value-type="percentage" office:value="0.81288318213925181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2" table:style-name="ce48">
            <text:p>77.642</text:p>
          </table:table-cell>
          <table:table-cell office:value-type="percentage" office:value="1" table:style-name="ce49">
            <text:p>100,0%</text:p>
          </table:table-cell>
          <table:table-cell office:value-type="float" office:value="95723" table:style-name="ce48">
            <text:p>95.723</text:p>
          </table:table-cell>
          <table:table-cell office:value-type="percentage" office:value="1" table:style-name="ce49">
            <text:p>100,0%</text:p>
          </table:table-cell>
          <table:table-cell office:value-type="float" office:value="132481" table:style-name="ce48">
            <text:p>132.481</text:p>
          </table:table-cell>
          <table:table-cell office:value-type="percentage" office:value="1.0137429697363891" table:style-name="ce49">
            <text:p>101,4%</text:p>
          </table:table-cell>
          <table:table-cell office:value-type="float" office:value="161347" table:style-name="ce48">
            <text:p>161.347</text:p>
          </table:table-cell>
          <table:table-cell office:value-type="percentage" office:value="0.9606675677123957" table:style-name="ce49">
            <text:p>96,1%</text:p>
          </table:table-cell>
          <table:table-cell office:value-type="float" office:value="145726" table:style-name="ce48">
            <text:p>145.726</text:p>
          </table:table-cell>
          <table:table-cell office:value-type="percentage" office:value="0.92503300832825508" table:style-name="ce49">
            <text:p>92,5%</text:p>
          </table:table-cell>
          <table:table-cell office:value-type="float" office:value="112637" table:style-name="ce48">
            <text:p>112.637</text:p>
          </table:table-cell>
          <table:table-cell office:value-type="percentage" office:value="0.86749279894025044" table:style-name="ce49">
            <text:p>86,7%</text:p>
          </table:table-cell>
          <table:table-cell office:value-type="float" office:value="92872" table:style-name="ce48">
            <text:p>92.872</text:p>
          </table:table-cell>
          <table:table-cell office:value-type="percentage" office:value="0.82548486302952728" table:style-name="ce49">
            <text:p>82,5%</text:p>
          </table:table-cell>
          <table:table-cell office:value-type="float" office:value="78163" table:style-name="ce48">
            <text:p>78.163</text:p>
          </table:table-cell>
          <table:table-cell office:value-type="percentage" office:value="0.91195790407075106" table:style-name="ce49">
            <text:p>91,2%</text:p>
          </table:table-cell>
          <table:table-cell office:value-type="float" office:value="896591" table:style-name="ce48">
            <text:p>896.59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88929244438835" table:style-name="ce49">
            <text:p>94,4%</text:p>
          </table:table-cell>
          <table:table-cell office:value-type="percentage" office:value="0.84744030948989557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69" table:style-name="ce48">
            <text:p>241.569</text:p>
          </table:table-cell>
          <table:table-cell office:value-type="percentage" office:value="1" table:style-name="ce49">
            <text:p>100,0%</text:p>
          </table:table-cell>
          <table:table-cell office:value-type="float" office:value="291186" table:style-name="ce48">
            <text:p>291.186</text:p>
          </table:table-cell>
          <table:table-cell office:value-type="percentage" office:value="0.99724989640020689" table:style-name="ce49">
            <text:p>99,7%</text:p>
          </table:table-cell>
          <table:table-cell office:value-type="float" office:value="347435" table:style-name="ce48">
            <text:p>347.435</text:p>
          </table:table-cell>
          <table:table-cell office:value-type="percentage" office:value="0.98265953174230558" table:style-name="ce49">
            <text:p>98,3%</text:p>
          </table:table-cell>
          <table:table-cell office:value-type="float" office:value="392087" table:style-name="ce48">
            <text:p>392.087</text:p>
          </table:table-cell>
          <table:table-cell office:value-type="percentage" office:value="0.95817937438905176" table:style-name="ce49">
            <text:p>95,8%</text:p>
          </table:table-cell>
          <table:table-cell office:value-type="float" office:value="410097" table:style-name="ce48">
            <text:p>410.097</text:p>
          </table:table-cell>
          <table:table-cell office:value-type="percentage" office:value="0.9260676050104214" table:style-name="ce49">
            <text:p>92,6%</text:p>
          </table:table-cell>
          <table:table-cell office:value-type="float" office:value="265869" table:style-name="ce48">
            <text:p>265.869</text:p>
          </table:table-cell>
          <table:table-cell office:value-type="percentage" office:value="0.86153831197869069" table:style-name="ce49">
            <text:p>86,2%</text:p>
          </table:table-cell>
          <table:table-cell office:value-type="float" office:value="200754" table:style-name="ce48">
            <text:p>200.754</text:p>
          </table:table-cell>
          <table:table-cell office:value-type="percentage" office:value="0.8714718573375817" table:style-name="ce49">
            <text:p>87,1%</text:p>
          </table:table-cell>
          <table:table-cell office:value-type="float" office:value="173572" table:style-name="ce48">
            <text:p>173.572</text:p>
          </table:table-cell>
          <table:table-cell office:value-type="percentage" office:value="0.94670128283445332" table:style-name="ce49">
            <text:p>94,7%</text:p>
          </table:table-cell>
          <table:table-cell office:value-type="float" office:value="2322569" table:style-name="ce48">
            <text:p>2.322.56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62251870526237" table:style-name="ce49">
            <text:p>94,6%</text:p>
          </table:table-cell>
          <table:table-cell office:value-type="percentage" office:value="0.86120718935538754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1" table:style-name="ce48">
            <text:p>23.261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76" table:style-name="ce48">
            <text:p>38.076</text:p>
          </table:table-cell>
          <table:table-cell office:value-type="percentage" office:value="0.98606722950225312" table:style-name="ce49">
            <text:p>98,6%</text:p>
          </table:table-cell>
          <table:table-cell office:value-type="float" office:value="45285" table:style-name="ce48">
            <text:p>45.285</text:p>
          </table:table-cell>
          <table:table-cell office:value-type="percentage" office:value="0.95336842105263153" table:style-name="ce49">
            <text:p>95,3%</text:p>
          </table:table-cell>
          <table:table-cell office:value-type="float" office:value="47603" table:style-name="ce48">
            <text:p>47.603</text:p>
          </table:table-cell>
          <table:table-cell office:value-type="percentage" office:value="0.92032712087232238" table:style-name="ce49">
            <text:p>92,0%</text:p>
          </table:table-cell>
          <table:table-cell office:value-type="float" office:value="31647" table:style-name="ce48">
            <text:p>31.647</text:p>
          </table:table-cell>
          <table:table-cell office:value-type="percentage" office:value="0.85449292580192249" table:style-name="ce49">
            <text:p>85,4%</text:p>
          </table:table-cell>
          <table:table-cell office:value-type="float" office:value="24643" table:style-name="ce48">
            <text:p>24.643</text:p>
          </table:table-cell>
          <table:table-cell office:value-type="percentage" office:value="0.81691308095206527" table:style-name="ce49">
            <text:p>81,7%</text:p>
          </table:table-cell>
          <table:table-cell office:value-type="float" office:value="22831" table:style-name="ce48">
            <text:p>22.831</text:p>
          </table:table-cell>
          <table:table-cell office:value-type="percentage" office:value="0.87862228208581872" table:style-name="ce49">
            <text:p>87,9%</text:p>
          </table:table-cell>
          <table:table-cell office:value-type="float" office:value="261999" table:style-name="ce48">
            <text:p>261.99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079412673769624" table:style-name="ce49">
            <text:p>93,1%</text:p>
          </table:table-cell>
          <table:table-cell office:value-type="percentage" office:value="0.8286492333383938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72" table:style-name="ce48">
            <text:p>372.87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5" table:style-name="ce48">
            <text:p>511.595</text:p>
          </table:table-cell>
          <table:table-cell office:value-type="percentage" office:value="0.97067640641305375" table:style-name="ce49">
            <text:p>97,1%</text:p>
          </table:table-cell>
          <table:table-cell office:value-type="float" office:value="683780" table:style-name="ce48">
            <text:p>683.780</text:p>
          </table:table-cell>
          <table:table-cell office:value-type="percentage" office:value="0.94909071729372152" table:style-name="ce49">
            <text:p>94,9%</text:p>
          </table:table-cell>
          <table:table-cell office:value-type="float" office:value="944222" table:style-name="ce48">
            <text:p>944.222</text:p>
          </table:table-cell>
          <table:table-cell office:value-type="percentage" office:value="0.95399183033445512" table:style-name="ce49">
            <text:p>95,4%</text:p>
          </table:table-cell>
          <table:table-cell office:value-type="float" office:value="1035260" table:style-name="ce48">
            <text:p>1.035.260</text:p>
          </table:table-cell>
          <table:table-cell office:value-type="percentage" office:value="0.89552806883540526" table:style-name="ce49">
            <text:p>89,6%</text:p>
          </table:table-cell>
          <table:table-cell office:value-type="float" office:value="755812" table:style-name="ce48">
            <text:p>755.812</text:p>
          </table:table-cell>
          <table:table-cell office:value-type="percentage" office:value="0.83900431151231514" table:style-name="ce49">
            <text:p>83,9%</text:p>
          </table:table-cell>
          <table:table-cell office:value-type="float" office:value="608749" table:style-name="ce48">
            <text:p>608.749</text:p>
          </table:table-cell>
          <table:table-cell office:value-type="percentage" office:value="0.82760275546286688" table:style-name="ce49">
            <text:p>82,8%</text:p>
          </table:table-cell>
          <table:table-cell office:value-type="float" office:value="468762" table:style-name="ce48">
            <text:p>468.762</text:p>
          </table:table-cell>
          <table:table-cell office:value-type="percentage" office:value="0.82132319444931146" table:style-name="ce49">
            <text:p>82,1%</text:p>
          </table:table-cell>
          <table:table-cell office:value-type="float" office:value="5381052" table:style-name="ce48">
            <text:p>5.381.052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21167500822319" table:style-name="ce49">
            <text:p>90,1%</text:p>
          </table:table-cell>
          <table:table-cell office:value-type="percentage" office:value="0.79650518041607932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4" table:style-name="ce48">
            <text:p>42.294</text:p>
          </table:table-cell>
          <table:table-cell office:value-type="percentage" office:value="1" table:style-name="ce49">
            <text:p>100,0%</text:p>
          </table:table-cell>
          <table:table-cell office:value-type="float" office:value="55884" table:style-name="ce48">
            <text:p>55.884</text:p>
          </table:table-cell>
          <table:table-cell office:value-type="percentage" office:value="0.98665254237288136" table:style-name="ce49">
            <text:p>98,7%</text:p>
          </table:table-cell>
          <table:table-cell office:value-type="float" office:value="72258" table:style-name="ce48">
            <text:p>72.258</text:p>
          </table:table-cell>
          <table:table-cell office:value-type="percentage" office:value="0.95490947535350867" table:style-name="ce49">
            <text:p>95,5%</text:p>
          </table:table-cell>
          <table:table-cell office:value-type="float" office:value="92164" table:style-name="ce48">
            <text:p>92.164</text:p>
          </table:table-cell>
          <table:table-cell office:value-type="percentage" office:value="0.94335605641875986" table:style-name="ce49">
            <text:p>94,3%</text:p>
          </table:table-cell>
          <table:table-cell office:value-type="float" office:value="95902" table:style-name="ce48">
            <text:p>95.902</text:p>
          </table:table-cell>
          <table:table-cell office:value-type="percentage" office:value="0.90710630610179432" table:style-name="ce49">
            <text:p>90,7%</text:p>
          </table:table-cell>
          <table:table-cell office:value-type="float" office:value="65162" table:style-name="ce48">
            <text:p>65.162</text:p>
          </table:table-cell>
          <table:table-cell office:value-type="percentage" office:value="0.84924865435493746" table:style-name="ce49">
            <text:p>84,9%</text:p>
          </table:table-cell>
          <table:table-cell office:value-type="float" office:value="58687" table:style-name="ce48">
            <text:p>58.687</text:p>
          </table:table-cell>
          <table:table-cell office:value-type="percentage" office:value="0.85298392488590447" table:style-name="ce49">
            <text:p>85,3%</text:p>
          </table:table-cell>
          <table:table-cell office:value-type="float" office:value="51680" table:style-name="ce48">
            <text:p>51.680</text:p>
          </table:table-cell>
          <table:table-cell office:value-type="percentage" office:value="0.89845447749517571" table:style-name="ce49">
            <text:p>89,8%</text:p>
          </table:table-cell>
          <table:table-cell office:value-type="float" office:value="534031" table:style-name="ce48">
            <text:p>534.03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46696335926803" table:style-name="ce49">
            <text:p>92,0%</text:p>
          </table:table-cell>
          <table:table-cell office:value-type="percentage" office:value="0.81202425591572469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19" table:style-name="ce48">
            <text:p>162.619</text:p>
          </table:table-cell>
          <table:table-cell office:value-type="percentage" office:value="1.0193886889911363" table:style-name="ce49">
            <text:p>101,9%</text:p>
          </table:table-cell>
          <table:table-cell office:value-type="float" office:value="213044" table:style-name="ce48">
            <text:p>213.044</text:p>
          </table:table-cell>
          <table:table-cell office:value-type="percentage" office:value="0.98464638621594891" table:style-name="ce49">
            <text:p>98,5%</text:p>
          </table:table-cell>
          <table:table-cell office:value-type="float" office:value="275162" table:style-name="ce48">
            <text:p>275.162</text:p>
          </table:table-cell>
          <table:table-cell office:value-type="percentage" office:value="0.96832451797031982" table:style-name="ce49">
            <text:p>96,8%</text:p>
          </table:table-cell>
          <table:table-cell office:value-type="float" office:value="323910" table:style-name="ce48">
            <text:p>323.910</text:p>
          </table:table-cell>
          <table:table-cell office:value-type="percentage" office:value="0.95982718310234783" table:style-name="ce49">
            <text:p>96,0%</text:p>
          </table:table-cell>
          <table:table-cell office:value-type="float" office:value="322199" table:style-name="ce48">
            <text:p>322.199</text:p>
          </table:table-cell>
          <table:table-cell office:value-type="percentage" office:value="0.92568895375563109" table:style-name="ce49">
            <text:p>92,6%</text:p>
          </table:table-cell>
          <table:table-cell office:value-type="float" office:value="207135" table:style-name="ce48">
            <text:p>207.135</text:p>
          </table:table-cell>
          <table:table-cell office:value-type="percentage" office:value="0.87165190312874785" table:style-name="ce49">
            <text:p>87,2%</text:p>
          </table:table-cell>
          <table:table-cell office:value-type="float" office:value="170812" table:style-name="ce48">
            <text:p>170.812</text:p>
          </table:table-cell>
          <table:table-cell office:value-type="percentage" office:value="0.85742539467409584" table:style-name="ce49">
            <text:p>85,7%</text:p>
          </table:table-cell>
          <table:table-cell office:value-type="float" office:value="154572" table:style-name="ce48">
            <text:p>154.572</text:p>
          </table:table-cell>
          <table:table-cell office:value-type="percentage" office:value="0.89442589560054853" table:style-name="ce49">
            <text:p>89,4%</text:p>
          </table:table-cell>
          <table:table-cell office:value-type="float" office:value="1829453" table:style-name="ce48">
            <text:p>1.829.45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66050020125269" table:style-name="ce49">
            <text:p>93,6%</text:p>
          </table:table-cell>
          <table:table-cell office:value-type="percentage" office:value="0.83693046550906991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69" table:style-name="ce48">
            <text:p>3.369</text:p>
          </table:table-cell>
          <table:table-cell office:value-type="percentage" office:value="0.88587956876150409" table:style-name="ce49">
            <text:p>88,6%</text:p>
          </table:table-cell>
          <table:table-cell office:value-type="float" office:value="7380" table:style-name="ce48">
            <text:p>7.380</text:p>
          </table:table-cell>
          <table:table-cell office:value-type="percentage" office:value="0.92192379762648347" table:style-name="ce49">
            <text:p>92,2%</text:p>
          </table:table-cell>
          <table:table-cell office:value-type="float" office:value="9998" table:style-name="ce48">
            <text:p>9.998</text:p>
          </table:table-cell>
          <table:table-cell office:value-type="percentage" office:value="0.92565503194148691" table:style-name="ce49">
            <text:p>92,6%</text:p>
          </table:table-cell>
          <table:table-cell office:value-type="float" office:value="10483" table:style-name="ce48">
            <text:p>10.483</text:p>
          </table:table-cell>
          <table:table-cell office:value-type="percentage" office:value="0.95971802618328295" table:style-name="ce49">
            <text:p>96,0%</text:p>
          </table:table-cell>
          <table:table-cell office:value-type="float" office:value="8966" table:style-name="ce48">
            <text:p>8.966</text:p>
          </table:table-cell>
          <table:table-cell office:value-type="percentage" office:value="0.81866325785244709" table:style-name="ce49">
            <text:p>81,9%</text:p>
          </table:table-cell>
          <table:table-cell office:value-type="float" office:value="8960" table:style-name="ce48">
            <text:p>8.960</text:p>
          </table:table-cell>
          <table:table-cell office:value-type="percentage" office:value="0.76640150543152852" table:style-name="ce49">
            <text:p>76,6%</text:p>
          </table:table-cell>
          <table:table-cell office:value-type="float" office:value="8198" table:style-name="ce48">
            <text:p>8.198</text:p>
          </table:table-cell>
          <table:table-cell office:value-type="percentage" office:value="0.85574112734864305" table:style-name="ce49">
            <text:p>85,6%</text:p>
          </table:table-cell>
          <table:table-cell office:value-type="float" office:value="59405" table:style-name="ce48">
            <text:p>59.40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1989277239035" table:style-name="ce49">
            <text:p>87,0%</text:p>
          </table:table-cell>
          <table:table-cell office:value-type="percentage" office:value="0.70701720977839133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1" table:style-name="ce48">
            <text:p>3.571</text:p>
          </table:table-cell>
          <table:table-cell office:value-type="string" table:style-name="ce49">
            <text:p>-</text:p>
          </table:table-cell>
          <table:table-cell office:value-type="float" office:value="9299" table:style-name="ce48">
            <text:p>9.299</text:p>
          </table:table-cell>
          <table:table-cell office:value-type="string" table:style-name="ce49">
            <text:p>-</text:p>
          </table:table-cell>
          <table:table-cell office:value-type="float" office:value="21653" table:style-name="ce48">
            <text:p>21.653</text:p>
          </table:table-cell>
          <table:table-cell office:value-type="string" table:style-name="ce49">
            <text:p>-</text:p>
          </table:table-cell>
          <table:table-cell office:value-type="float" office:value="31381" table:style-name="ce48">
            <text:p>31.381</text:p>
          </table:table-cell>
          <table:table-cell office:value-type="string" table:style-name="ce49">
            <text:p>-</text:p>
          </table:table-cell>
          <table:table-cell office:value-type="float" office:value="23753" table:style-name="ce48">
            <text:p>23.753</text:p>
          </table:table-cell>
          <table:table-cell office:value-type="string" table:style-name="ce49">
            <text:p>-</text:p>
          </table:table-cell>
          <table:table-cell office:value-type="float" office:value="1253" table:style-name="ce48">
            <text:p>1.253</text:p>
          </table:table-cell>
          <table:table-cell office:value-type="string" table:style-name="ce49">
            <text:p>-</text:p>
          </table:table-cell>
          <table:table-cell office:value-type="float" office:value="90951" table:style-name="ce48">
            <text:p>90.95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8" table:style-name="ce51">
            <text:p>288</text:p>
          </table:table-cell>
          <table:table-cell office:value-type="string" table:style-name="ce52">
            <text:p>-</text:p>
          </table:table-cell>
          <table:table-cell office:value-type="float" office:value="870" table:style-name="ce51">
            <text:p>870</text:p>
          </table:table-cell>
          <table:table-cell office:value-type="string" table:style-name="ce52">
            <text:p>-</text:p>
          </table:table-cell>
          <table:table-cell office:value-type="float" office:value="1816" table:style-name="ce51">
            <text:p>1.816</text:p>
          </table:table-cell>
          <table:table-cell office:value-type="string" table:style-name="ce52">
            <text:p>-</text:p>
          </table:table-cell>
          <table:table-cell office:value-type="float" office:value="2232" table:style-name="ce51">
            <text:p>2.232</text:p>
          </table:table-cell>
          <table:table-cell office:value-type="string" table:style-name="ce52">
            <text:p>-</text:p>
          </table:table-cell>
          <table:table-cell office:value-type="float" office:value="1994" table:style-name="ce51">
            <text:p>1.994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22" table:style-name="ce51">
            <text:p>7.52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290" table:style-name="ce55">
            <text:p>2.918.290</text:p>
          </table:table-cell>
          <table:table-cell office:value-type="percentage" office:value="1" table:style-name="ce56">
            <text:p>100,0%</text:p>
          </table:table-cell>
          <table:table-cell office:value-type="float" office:value="3939910" table:style-name="ce55">
            <text:p>3.939.910</text:p>
          </table:table-cell>
          <table:table-cell office:value-type="percentage" office:value="0.98575896041586963" table:style-name="ce56">
            <text:p>98,6%</text:p>
          </table:table-cell>
          <table:table-cell office:value-type="float" office:value="5271546" table:style-name="ce55">
            <text:p>5.271.546</text:p>
          </table:table-cell>
          <table:table-cell office:value-type="percentage" office:value="0.95712988819208156" table:style-name="ce56">
            <text:p>95,7%</text:p>
          </table:table-cell>
          <table:table-cell office:value-type="float" office:value="6704637" table:style-name="ce55">
            <text:p>6.704.637</text:p>
          </table:table-cell>
          <table:table-cell office:value-type="percentage" office:value="0.94037951592448166" table:style-name="ce56">
            <text:p>94,0%</text:p>
          </table:table-cell>
          <table:table-cell office:value-type="float" office:value="7028683" table:style-name="ce55">
            <text:p>7.028.683</text:p>
          </table:table-cell>
          <table:table-cell office:value-type="percentage" office:value="0.89917559699560234" table:style-name="ce56">
            <text:p>89,9%</text:p>
          </table:table-cell>
          <table:table-cell office:value-type="float" office:value="4986594" table:style-name="ce55">
            <text:p>4.986.594</text:p>
          </table:table-cell>
          <table:table-cell office:value-type="percentage" office:value="0.83920855197390787" table:style-name="ce56">
            <text:p>83,9%</text:p>
          </table:table-cell>
          <table:table-cell office:value-type="float" office:value="4086024" table:style-name="ce55">
            <text:p>4.086.024</text:p>
          </table:table-cell>
          <table:table-cell office:value-type="percentage" office:value="0.82971608890459236" table:style-name="ce56">
            <text:p>83,0%</text:p>
          </table:table-cell>
          <table:table-cell office:value-type="float" office:value="3460649" table:style-name="ce55">
            <text:p>3.460.649</text:p>
          </table:table-cell>
          <table:table-cell office:value-type="percentage" office:value="0.86864508245811578" table:style-name="ce56">
            <text:p>86,9%</text:p>
          </table:table-cell>
          <table:table-cell office:value-type="float" office:value="38396333" table:style-name="ce55">
            <text:p>38.396.333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18852586887866" table:style-name="ce56">
            <text:p>91,0%</text:p>
          </table:table-cell>
          <table:table-cell office:value-type="percentage" office:value="0.81007148783014016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6217" table:style-name="ce62">
            <text:p>996.217</text:p>
          </table:table-cell>
          <table:table-cell office:value-type="percentage" office:value="0.91972104179110814" table:style-name="ce63">
            <text:p>92,0%</text:p>
          </table:table-cell>
          <table:table-cell office:value-type="float" office:value="859431" table:style-name="ce62">
            <text:p>859.431</text:p>
          </table:table-cell>
          <table:table-cell office:value-type="percentage" office:value="0.92363965811304449" table:style-name="ce63">
            <text:p>92,4%</text:p>
          </table:table-cell>
          <table:table-cell office:value-type="float" office:value="843640" table:style-name="ce62">
            <text:p>843.640</text:p>
          </table:table-cell>
          <table:table-cell office:value-type="percentage" office:value="0.69189951693990859" table:style-name="ce63">
            <text:p>69,2%</text:p>
          </table:table-cell>
          <table:table-cell office:value-type="float" office:value="641433" table:style-name="ce62">
            <text:p>641.433</text:p>
          </table:table-cell>
          <table:table-cell office:value-type="percentage" office:value="0.50842173846875749" table:style-name="ce63">
            <text:p>50,8%</text:p>
          </table:table-cell>
          <table:table-cell office:value-type="float" office:value="321016" table:style-name="ce62">
            <text:p>321.016</text:p>
          </table:table-cell>
          <table:table-cell office:value-type="percentage" office:value="0.3399577668535459" table:style-name="ce63">
            <text:p>34,0%</text:p>
          </table:table-cell>
          <table:table-cell office:value-type="float" office:value="188864" table:style-name="ce62">
            <text:p>188.864</text:p>
          </table:table-cell>
          <table:table-cell office:value-type="percentage" office:value="0.24089857372085133" table:style-name="ce63">
            <text:p>24,1%</text:p>
          </table:table-cell>
          <table:table-cell office:value-type="float" office:value="203104" table:style-name="ce62">
            <text:p>203.104</text:p>
          </table:table-cell>
          <table:table-cell office:value-type="percentage" office:value="0.63756505797929441" table:style-name="ce46">
            <text:p>63,8%</text:p>
          </table:table-cell>
          <table:table-cell office:value-type="float" office:value="744697" table:style-name="ce62">
            <text:p>744.697</text:p>
          </table:table-cell>
          <table:table-cell office:value-type="percentage" office:value="0.86014874500015592" table:style-name="ce46">
            <text:p>86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313" table:style-name="ce7">
            <text:p>201.313</text:p>
          </table:table-cell>
          <table:table-cell office:value-type="percentage" office:value="0.91642956967464984" table:style-name="ce49">
            <text:p>91,6%</text:p>
          </table:table-cell>
          <table:table-cell office:value-type="float" office:value="141789" table:style-name="ce7">
            <text:p>141.789</text:p>
          </table:table-cell>
          <table:table-cell office:value-type="percentage" office:value="0.91839391662564451" table:style-name="ce49">
            <text:p>91,8%</text:p>
          </table:table-cell>
          <table:table-cell office:value-type="float" office:value="131848" table:style-name="ce7">
            <text:p>131.848</text:p>
          </table:table-cell>
          <table:table-cell office:value-type="percentage" office:value="0.70617976926290527" table:style-name="ce49">
            <text:p>70,6%</text:p>
          </table:table-cell>
          <table:table-cell office:value-type="float" office:value="98808" table:style-name="ce7">
            <text:p>98.808</text:p>
          </table:table-cell>
          <table:table-cell office:value-type="percentage" office:value="0.52106503820658445" table:style-name="ce49">
            <text:p>52,1%</text:p>
          </table:table-cell>
          <table:table-cell office:value-type="float" office:value="45562" table:style-name="ce7">
            <text:p>45.562</text:p>
          </table:table-cell>
          <table:table-cell office:value-type="percentage" office:value="0.35514295513360145" table:style-name="ce49">
            <text:p>35,5%</text:p>
          </table:table-cell>
          <table:table-cell office:value-type="float" office:value="32357" table:style-name="ce7">
            <text:p>32.357</text:p>
          </table:table-cell>
          <table:table-cell office:value-type="percentage" office:value="0.3035593665565896" table:style-name="ce49">
            <text:p>30,4%</text:p>
          </table:table-cell>
          <table:table-cell office:value-type="float" office:value="36726" table:style-name="ce7">
            <text:p>36.726</text:p>
          </table:table-cell>
          <table:table-cell office:value-type="percentage" office:value="0.62469807790440546" table:style-name="ce49">
            <text:p>62,5%</text:p>
          </table:table-cell>
          <table:table-cell office:value-type="float" office:value="117663" table:style-name="ce7">
            <text:p>117.663</text:p>
          </table:table-cell>
          <table:table-cell office:value-type="percentage" office:value="0.8699602960421734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610" table:style-name="ce7">
            <text:p>191.610</text:p>
          </table:table-cell>
          <table:table-cell office:value-type="percentage" office:value="0.9455591634508147" table:style-name="ce49">
            <text:p>94,6%</text:p>
          </table:table-cell>
          <table:table-cell office:value-type="float" office:value="141820" table:style-name="ce7">
            <text:p>141.820</text:p>
          </table:table-cell>
          <table:table-cell office:value-type="percentage" office:value="0.95760268469064613" table:style-name="ce49">
            <text:p>95,8%</text:p>
          </table:table-cell>
          <table:table-cell office:value-type="float" office:value="143197" table:style-name="ce7">
            <text:p>143.197</text:p>
          </table:table-cell>
          <table:table-cell office:value-type="percentage" office:value="0.93459645733530006" table:style-name="ce49">
            <text:p>93,5%</text:p>
          </table:table-cell>
          <table:table-cell office:value-type="float" office:value="122931" table:style-name="ce7">
            <text:p>122.931</text:p>
          </table:table-cell>
          <table:table-cell office:value-type="percentage" office:value="0.8136060995142097" table:style-name="ce49">
            <text:p>81,4%</text:p>
          </table:table-cell>
          <table:table-cell office:value-type="float" office:value="56355" table:style-name="ce7">
            <text:p>56.355</text:p>
          </table:table-cell>
          <table:table-cell office:value-type="percentage" office:value="0.61889125612247142" table:style-name="ce49">
            <text:p>61,9%</text:p>
          </table:table-cell>
          <table:table-cell office:value-type="float" office:value="37864" table:style-name="ce7">
            <text:p>37.864</text:p>
          </table:table-cell>
          <table:table-cell office:value-type="percentage" office:value="0.56858829006051692" table:style-name="ce49">
            <text:p>56,9%</text:p>
          </table:table-cell>
          <table:table-cell office:value-type="float" office:value="41587" table:style-name="ce7">
            <text:p>41.587</text:p>
          </table:table-cell>
          <table:table-cell office:value-type="percentage" office:value="0.91756944597665646" table:style-name="ce49">
            <text:p>91,8%</text:p>
          </table:table-cell>
          <table:table-cell office:value-type="float" office:value="113517" table:style-name="ce7">
            <text:p>113.517</text:p>
          </table:table-cell>
          <table:table-cell office:value-type="percentage" office:value="0.96545301456892807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161" table:style-name="ce7">
            <text:p>119.161</text:p>
          </table:table-cell>
          <table:table-cell office:value-type="percentage" office:value="0.91015398246310841" table:style-name="ce49">
            <text:p>91,0%</text:p>
          </table:table-cell>
          <table:table-cell office:value-type="float" office:value="95163" table:style-name="ce7">
            <text:p>95.163</text:p>
          </table:table-cell>
          <table:table-cell office:value-type="percentage" office:value="0.85231028275102327" table:style-name="ce49">
            <text:p>85,2%</text:p>
          </table:table-cell>
          <table:table-cell office:value-type="float" office:value="98152" table:style-name="ce7">
            <text:p>98.152</text:p>
          </table:table-cell>
          <table:table-cell office:value-type="percentage" office:value="0.64432103141780561" table:style-name="ce49">
            <text:p>64,4%</text:p>
          </table:table-cell>
          <table:table-cell office:value-type="float" office:value="73564" table:style-name="ce7">
            <text:p>73.564</text:p>
          </table:table-cell>
          <table:table-cell office:value-type="percentage" office:value="0.428158193405698" table:style-name="ce49">
            <text:p>42,8%</text:p>
          </table:table-cell>
          <table:table-cell office:value-type="float" office:value="31999" table:style-name="ce7">
            <text:p>31.999</text:p>
          </table:table-cell>
          <table:table-cell office:value-type="percentage" office:value="0.24153287591615527" table:style-name="ce49">
            <text:p>24,2%</text:p>
          </table:table-cell>
          <table:table-cell office:value-type="float" office:value="20484" table:style-name="ce7">
            <text:p>20.484</text:p>
          </table:table-cell>
          <table:table-cell office:value-type="percentage" office:value="0.20091216713255849" table:style-name="ce49">
            <text:p>20,1%</text:p>
          </table:table-cell>
          <table:table-cell office:value-type="float" office:value="34529" table:style-name="ce7">
            <text:p>34.529</text:p>
          </table:table-cell>
          <table:table-cell office:value-type="percentage" office:value="0.67710559858809682" table:style-name="ce49">
            <text:p>67,7%</text:p>
          </table:table-cell>
          <table:table-cell office:value-type="float" office:value="98995" table:style-name="ce7">
            <text:p>98.995</text:p>
          </table:table-cell>
          <table:table-cell office:value-type="percentage" office:value="0.82534349363036086" table:style-name="ce49">
            <text:p>82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239" table:style-name="ce7">
            <text:p>221.239</text:p>
          </table:table-cell>
          <table:table-cell office:value-type="percentage" office:value="0.9068584451676901" table:style-name="ce49">
            <text:p>90,7%</text:p>
          </table:table-cell>
          <table:table-cell office:value-type="float" office:value="193917" table:style-name="ce7">
            <text:p>193.917</text:p>
          </table:table-cell>
          <table:table-cell office:value-type="percentage" office:value="0.86805316191644322" table:style-name="ce49">
            <text:p>86,8%</text:p>
          </table:table-cell>
          <table:table-cell office:value-type="float" office:value="232738" table:style-name="ce7">
            <text:p>232.738</text:p>
          </table:table-cell>
          <table:table-cell office:value-type="percentage" office:value="0.72245900163589916" table:style-name="ce49">
            <text:p>72,2%</text:p>
          </table:table-cell>
          <table:table-cell office:value-type="float" office:value="173039" table:style-name="ce7">
            <text:p>173.039</text:p>
          </table:table-cell>
          <table:table-cell office:value-type="percentage" office:value="0.5411933595216053" table:style-name="ce49">
            <text:p>54,1%</text:p>
          </table:table-cell>
          <table:table-cell office:value-type="float" office:value="64906" table:style-name="ce7">
            <text:p>64.906</text:p>
          </table:table-cell>
          <table:table-cell office:value-type="percentage" office:value="0.28087864913753557" table:style-name="ce49">
            <text:p>28,1%</text:p>
          </table:table-cell>
          <table:table-cell office:value-type="float" office:value="33090" table:style-name="ce7">
            <text:p>33.090</text:p>
          </table:table-cell>
          <table:table-cell office:value-type="percentage" office:value="0.17572648483303593" table:style-name="ce49">
            <text:p>17,6%</text:p>
          </table:table-cell>
          <table:table-cell office:value-type="float" office:value="95750" table:style-name="ce7">
            <text:p>95.750</text:p>
          </table:table-cell>
          <table:table-cell office:value-type="percentage" office:value="0.71304101754490479" table:style-name="ce49">
            <text:p>71,3%</text:p>
          </table:table-cell>
          <table:table-cell office:value-type="float" office:value="185023" table:style-name="ce7">
            <text:p>185.023</text:p>
          </table:table-cell>
          <table:table-cell office:value-type="percentage" office:value="0.83062702299877444" table:style-name="ce49">
            <text:p>83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485" table:style-name="ce7">
            <text:p>92.485</text:p>
          </table:table-cell>
          <table:table-cell office:value-type="percentage" office:value="0.94100709176561559" table:style-name="ce49">
            <text:p>94,1%</text:p>
          </table:table-cell>
          <table:table-cell office:value-type="float" office:value="75589" table:style-name="ce7">
            <text:p>75.589</text:p>
          </table:table-cell>
          <table:table-cell office:value-type="percentage" office:value="0.98201966923466666" table:style-name="ce49">
            <text:p>98,2%</text:p>
          </table:table-cell>
          <table:table-cell office:value-type="float" office:value="70387" table:style-name="ce7">
            <text:p>70.387</text:p>
          </table:table-cell>
          <table:table-cell office:value-type="percentage" office:value="0.82998643947880435" table:style-name="ce49">
            <text:p>83,0%</text:p>
          </table:table-cell>
          <table:table-cell office:value-type="float" office:value="58936" table:style-name="ce7">
            <text:p>58.936</text:p>
          </table:table-cell>
          <table:table-cell office:value-type="percentage" office:value="0.66317838616390412" table:style-name="ce49">
            <text:p>66,3%</text:p>
          </table:table-cell>
          <table:table-cell office:value-type="float" office:value="28038" table:style-name="ce7">
            <text:p>28.038</text:p>
          </table:table-cell>
          <table:table-cell office:value-type="percentage" office:value="0.49982173416999431" table:style-name="ce49">
            <text:p>50,0%</text:p>
          </table:table-cell>
          <table:table-cell office:value-type="float" office:value="14665" table:style-name="ce7">
            <text:p>14.665</text:p>
          </table:table-cell>
          <table:table-cell office:value-type="percentage" office:value="0.34456427245600435" table:style-name="ce49">
            <text:p>34,5%</text:p>
          </table:table-cell>
          <table:table-cell office:value-type="float" office:value="19776" table:style-name="ce7">
            <text:p>19.776</text:p>
          </table:table-cell>
          <table:table-cell office:value-type="percentage" office:value="0.89137293788875871" table:style-name="ce49">
            <text:p>89,1%</text:p>
          </table:table-cell>
          <table:table-cell office:value-type="float" office:value="55803" table:style-name="ce7">
            <text:p>55.803</text:p>
          </table:table-cell>
          <table:table-cell office:value-type="percentage" office:value="0.9415844090103771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632" table:style-name="ce7">
            <text:p>446.632</text:p>
          </table:table-cell>
          <table:table-cell office:value-type="percentage" office:value="0.93326563149723452" table:style-name="ce49">
            <text:p>93,3%</text:p>
          </table:table-cell>
          <table:table-cell office:value-type="float" office:value="294972" table:style-name="ce7">
            <text:p>294.972</text:p>
          </table:table-cell>
          <table:table-cell office:value-type="percentage" office:value="0.91449724229656704" table:style-name="ce49">
            <text:p>91,4%</text:p>
          </table:table-cell>
          <table:table-cell office:value-type="float" office:value="295899" table:style-name="ce7">
            <text:p>295.899</text:p>
          </table:table-cell>
          <table:table-cell office:value-type="percentage" office:value="0.83719962992199504" table:style-name="ce49">
            <text:p>83,7%</text:p>
          </table:table-cell>
          <table:table-cell office:value-type="float" office:value="218818" table:style-name="ce7">
            <text:p>218.818</text:p>
          </table:table-cell>
          <table:table-cell office:value-type="percentage" office:value="0.68018849742929788" table:style-name="ce49">
            <text:p>68,0%</text:p>
          </table:table-cell>
          <table:table-cell office:value-type="float" office:value="109900" table:style-name="ce7">
            <text:p>109.900</text:p>
          </table:table-cell>
          <table:table-cell office:value-type="percentage" office:value="0.51366421597266687" table:style-name="ce49">
            <text:p>51,4%</text:p>
          </table:table-cell>
          <table:table-cell office:value-type="float" office:value="74872" table:style-name="ce7">
            <text:p>74.872</text:p>
          </table:table-cell>
          <table:table-cell office:value-type="percentage" office:value="0.42804790898436385" table:style-name="ce49">
            <text:p>42,8%</text:p>
          </table:table-cell>
          <table:table-cell office:value-type="float" office:value="82395" table:style-name="ce7">
            <text:p>82.395</text:p>
          </table:table-cell>
          <table:table-cell office:value-type="percentage" office:value="0.8614578759174456" table:style-name="ce49">
            <text:p>86,1%</text:p>
          </table:table-cell>
          <table:table-cell office:value-type="float" office:value="226070" table:style-name="ce7">
            <text:p>226.070</text:p>
          </table:table-cell>
          <table:table-cell office:value-type="percentage" office:value="0.92905224917192009" table:style-name="ce49">
            <text:p>92,9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069" table:style-name="ce7">
            <text:p>269.069</text:p>
          </table:table-cell>
          <table:table-cell office:value-type="percentage" office:value="0.90950544380258314" table:style-name="ce49">
            <text:p>91,0%</text:p>
          </table:table-cell>
          <table:table-cell office:value-type="float" office:value="203804" table:style-name="ce7">
            <text:p>203.804</text:p>
          </table:table-cell>
          <table:table-cell office:value-type="percentage" office:value="0.92285399903097709" table:style-name="ce49">
            <text:p>92,3%</text:p>
          </table:table-cell>
          <table:table-cell office:value-type="float" office:value="217684" table:style-name="ce7">
            <text:p>217.684</text:p>
          </table:table-cell>
          <table:table-cell office:value-type="percentage" office:value="0.76569760284211819" table:style-name="ce49">
            <text:p>76,6%</text:p>
          </table:table-cell>
          <table:table-cell office:value-type="float" office:value="168254" table:style-name="ce7">
            <text:p>168.254</text:p>
          </table:table-cell>
          <table:table-cell office:value-type="percentage" office:value="0.59172900335158596" table:style-name="ce49">
            <text:p>59,2%</text:p>
          </table:table-cell>
          <table:table-cell office:value-type="float" office:value="77850" table:style-name="ce7">
            <text:p>77.850</text:p>
          </table:table-cell>
          <table:table-cell office:value-type="percentage" office:value="0.38141011508443934" table:style-name="ce49">
            <text:p>38,1%</text:p>
          </table:table-cell>
          <table:table-cell office:value-type="float" office:value="43911" table:style-name="ce7">
            <text:p>43.911</text:p>
          </table:table-cell>
          <table:table-cell office:value-type="percentage" office:value="0.25535441175615403" table:style-name="ce49">
            <text:p>25,5%</text:p>
          </table:table-cell>
          <table:table-cell office:value-type="float" office:value="64481" table:style-name="ce7">
            <text:p>64.481</text:p>
          </table:table-cell>
          <table:table-cell office:value-type="percentage" office:value="0.83343242684313923" table:style-name="ce49">
            <text:p>83,3%</text:p>
          </table:table-cell>
          <table:table-cell office:value-type="float" office:value="180433" table:style-name="ce7">
            <text:p>180.433</text:p>
          </table:table-cell>
          <table:table-cell office:value-type="percentage" office:value="0.86985426338650818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1623" table:style-name="ce7">
            <text:p>971.623</text:p>
          </table:table-cell>
          <table:table-cell office:value-type="percentage" office:value="0.90532597858800068" table:style-name="ce49">
            <text:p>90,5%</text:p>
          </table:table-cell>
          <table:table-cell office:value-type="float" office:value="713539" table:style-name="ce7">
            <text:p>713.539</text:p>
          </table:table-cell>
          <table:table-cell office:value-type="percentage" office:value="0.89401126630682648" table:style-name="ce49">
            <text:p>89,4%</text:p>
          </table:table-cell>
          <table:table-cell office:value-type="float" office:value="742257" table:style-name="ce7">
            <text:p>742.257</text:p>
          </table:table-cell>
          <table:table-cell office:value-type="percentage" office:value="0.71723552159368276" table:style-name="ce49">
            <text:p>71,7%</text:p>
          </table:table-cell>
          <table:table-cell office:value-type="float" office:value="614341" table:style-name="ce7">
            <text:p>614.341</text:p>
          </table:table-cell>
          <table:table-cell office:value-type="percentage" office:value="0.53494872480322808" table:style-name="ce49">
            <text:p>53,5%</text:p>
          </table:table-cell>
          <table:table-cell office:value-type="float" office:value="281005" table:style-name="ce7">
            <text:p>281.005</text:p>
          </table:table-cell>
          <table:table-cell office:value-type="percentage" office:value="0.34780773629463868" table:style-name="ce49">
            <text:p>34,8%</text:p>
          </table:table-cell>
          <table:table-cell office:value-type="float" office:value="159136" table:style-name="ce7">
            <text:p>159.136</text:p>
          </table:table-cell>
          <table:table-cell office:value-type="percentage" office:value="0.23687015128872271" table:style-name="ce49">
            <text:p>23,7%</text:p>
          </table:table-cell>
          <table:table-cell office:value-type="float" office:value="212569" table:style-name="ce7">
            <text:p>212.569</text:p>
          </table:table-cell>
          <table:table-cell office:value-type="percentage" office:value="0.61163718813032131" table:style-name="ce49">
            <text:p>61,2%</text:p>
          </table:table-cell>
          <table:table-cell office:value-type="float" office:value="701372" table:style-name="ce7">
            <text:p>701.372</text:p>
          </table:table-cell>
          <table:table-cell office:value-type="percentage" office:value="0.87240206230448225" table:style-name="ce49">
            <text:p>87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032" table:style-name="ce7">
            <text:p>687.032</text:p>
          </table:table-cell>
          <table:table-cell office:value-type="percentage" office:value="0.94498308875412462" table:style-name="ce49">
            <text:p>94,5%</text:p>
          </table:table-cell>
          <table:table-cell office:value-type="float" office:value="551637" table:style-name="ce7">
            <text:p>551.637</text:p>
          </table:table-cell>
          <table:table-cell office:value-type="percentage" office:value="0.9671004535389891" table:style-name="ce49">
            <text:p>96,7%</text:p>
          </table:table-cell>
          <table:table-cell office:value-type="float" office:value="583593" table:style-name="ce7">
            <text:p>583.593</text:p>
          </table:table-cell>
          <table:table-cell office:value-type="percentage" office:value="0.81536668888134423" table:style-name="ce49">
            <text:p>81,5%</text:p>
          </table:table-cell>
          <table:table-cell office:value-type="float" office:value="487722" table:style-name="ce7">
            <text:p>487.722</text:p>
          </table:table-cell>
          <table:table-cell office:value-type="percentage" office:value="0.64435079004386198" table:style-name="ce49">
            <text:p>64,4%</text:p>
          </table:table-cell>
          <table:table-cell office:value-type="float" office:value="245584" table:style-name="ce7">
            <text:p>245.584</text:p>
          </table:table-cell>
          <table:table-cell office:value-type="percentage" office:value="0.47458963487456179" table:style-name="ce49">
            <text:p>47,5%</text:p>
          </table:table-cell>
          <table:table-cell office:value-type="float" office:value="162047" table:style-name="ce7">
            <text:p>162.047</text:p>
          </table:table-cell>
          <table:table-cell office:value-type="percentage" office:value="0.37427361166286344" table:style-name="ce49">
            <text:p>37,4%</text:p>
          </table:table-cell>
          <table:table-cell office:value-type="float" office:value="184594" table:style-name="ce7">
            <text:p>184.594</text:p>
          </table:table-cell>
          <table:table-cell office:value-type="percentage" office:value="0.87456708469742117" table:style-name="ce49">
            <text:p>87,5%</text:p>
          </table:table-cell>
          <table:table-cell office:value-type="float" office:value="429002" table:style-name="ce7">
            <text:p>429.002</text:p>
          </table:table-cell>
          <table:table-cell office:value-type="percentage" office:value="0.91853942207224948" table:style-name="ce49">
            <text:p>91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339" table:style-name="ce7">
            <text:p>154.339</text:p>
          </table:table-cell>
          <table:table-cell office:value-type="percentage" office:value="0.89025466501312256" table:style-name="ce49">
            <text:p>89,0%</text:p>
          </table:table-cell>
          <table:table-cell office:value-type="float" office:value="125189" table:style-name="ce7">
            <text:p>125.189</text:p>
          </table:table-cell>
          <table:table-cell office:value-type="percentage" office:value="0.94495814494153874" table:style-name="ce49">
            <text:p>94,5%</text:p>
          </table:table-cell>
          <table:table-cell office:value-type="float" office:value="129659" table:style-name="ce7">
            <text:p>129.659</text:p>
          </table:table-cell>
          <table:table-cell office:value-type="percentage" office:value="0.80360341376040456" table:style-name="ce49">
            <text:p>80,4%</text:p>
          </table:table-cell>
          <table:table-cell office:value-type="float" office:value="97175" table:style-name="ce7">
            <text:p>97.175</text:p>
          </table:table-cell>
          <table:table-cell office:value-type="percentage" office:value="0.66683364670683343" table:style-name="ce49">
            <text:p>66,7%</text:p>
          </table:table-cell>
          <table:table-cell office:value-type="float" office:value="57500" table:style-name="ce7">
            <text:p>57.500</text:p>
          </table:table-cell>
          <table:table-cell office:value-type="percentage" office:value="0.51048944840505339" table:style-name="ce49">
            <text:p>51,0%</text:p>
          </table:table-cell>
          <table:table-cell office:value-type="float" office:value="25999" table:style-name="ce7">
            <text:p>25.999</text:p>
          </table:table-cell>
          <table:table-cell office:value-type="percentage" office:value="0.27994443965888532" table:style-name="ce49">
            <text:p>28,0%</text:p>
          </table:table-cell>
          <table:table-cell office:value-type="float" office:value="34895" table:style-name="ce7">
            <text:p>34.895</text:p>
          </table:table-cell>
          <table:table-cell office:value-type="percentage" office:value="0.8751755617977528" table:style-name="ce49">
            <text:p>87,5%</text:p>
          </table:table-cell>
          <table:table-cell office:value-type="float" office:value="91971" table:style-name="ce7">
            <text:p>91.971</text:p>
          </table:table-cell>
          <table:table-cell office:value-type="percentage" office:value="0.91183177347715738" table:style-name="ce49">
            <text:p>91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593" table:style-name="ce7">
            <text:p>505.593</text:p>
          </table:table-cell>
          <table:table-cell office:value-type="percentage" office:value="0.94901596418616441" table:style-name="ce49">
            <text:p>94,9%</text:p>
          </table:table-cell>
          <table:table-cell office:value-type="float" office:value="334395" table:style-name="ce7">
            <text:p>334.395</text:p>
          </table:table-cell>
          <table:table-cell office:value-type="percentage" office:value="0.96246779973232399" table:style-name="ce49">
            <text:p>96,2%</text:p>
          </table:table-cell>
          <table:table-cell office:value-type="float" office:value="372090" table:style-name="ce7">
            <text:p>372.090</text:p>
          </table:table-cell>
          <table:table-cell office:value-type="percentage" office:value="0.94899856409419336" table:style-name="ce49">
            <text:p>94,9%</text:p>
          </table:table-cell>
          <table:table-cell office:value-type="float" office:value="372890" table:style-name="ce7">
            <text:p>372.890</text:p>
          </table:table-cell>
          <table:table-cell office:value-type="percentage" office:value="0.90927268426738062" table:style-name="ce49">
            <text:p>90,9%</text:p>
          </table:table-cell>
          <table:table-cell office:value-type="float" office:value="179871" table:style-name="ce7">
            <text:p>179.871</text:p>
          </table:table-cell>
          <table:table-cell office:value-type="percentage" office:value="0.6765399501258138" table:style-name="ce49">
            <text:p>67,7%</text:p>
          </table:table-cell>
          <table:table-cell office:value-type="float" office:value="123818" table:style-name="ce7">
            <text:p>123.818</text:p>
          </table:table-cell>
          <table:table-cell office:value-type="percentage" office:value="0.61676479671637929" table:style-name="ce49">
            <text:p>61,7%</text:p>
          </table:table-cell>
          <table:table-cell office:value-type="float" office:value="112920" table:style-name="ce7">
            <text:p>112.920</text:p>
          </table:table-cell>
          <table:table-cell office:value-type="percentage" office:value="0.91057907087388823" table:style-name="ce49">
            <text:p>91,1%</text:p>
          </table:table-cell>
          <table:table-cell office:value-type="float" office:value="298907" table:style-name="ce7">
            <text:p>298.907</text:p>
          </table:table-cell>
          <table:table-cell office:value-type="percentage" office:value="0.9807979419803845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063" table:style-name="ce7">
            <text:p>48.063</text:p>
          </table:table-cell>
          <table:table-cell office:value-type="percentage" office:value="0.92581962476403279" table:style-name="ce49">
            <text:p>92,6%</text:p>
          </table:table-cell>
          <table:table-cell office:value-type="float" office:value="35614" table:style-name="ce7">
            <text:p>35.614</text:p>
          </table:table-cell>
          <table:table-cell office:value-type="percentage" office:value="0.93533984662254444" table:style-name="ce49">
            <text:p>93,5%</text:p>
          </table:table-cell>
          <table:table-cell office:value-type="float" office:value="32387" table:style-name="ce7">
            <text:p>32.387</text:p>
          </table:table-cell>
          <table:table-cell office:value-type="percentage" office:value="0.71518162747046488" table:style-name="ce49">
            <text:p>71,5%</text:p>
          </table:table-cell>
          <table:table-cell office:value-type="float" office:value="26082" table:style-name="ce7">
            <text:p>26.082</text:p>
          </table:table-cell>
          <table:table-cell office:value-type="percentage" office:value="0.54790664453920968" table:style-name="ce49">
            <text:p>54,8%</text:p>
          </table:table-cell>
          <table:table-cell office:value-type="float" office:value="10508" table:style-name="ce7">
            <text:p>10.508</text:p>
          </table:table-cell>
          <table:table-cell office:value-type="percentage" office:value="0.33203779189180649" table:style-name="ce49">
            <text:p>33,2%</text:p>
          </table:table-cell>
          <table:table-cell office:value-type="float" office:value="3788" table:style-name="ce7">
            <text:p>3.788</text:p>
          </table:table-cell>
          <table:table-cell office:value-type="percentage" office:value="0.153715050927241" table:style-name="ce49">
            <text:p>15,4%</text:p>
          </table:table-cell>
          <table:table-cell office:value-type="float" office:value="12480" table:style-name="ce7">
            <text:p>12.480</text:p>
          </table:table-cell>
          <table:table-cell office:value-type="percentage" office:value="0.87407199887939491" table:style-name="ce49">
            <text:p>87,4%</text:p>
          </table:table-cell>
          <table:table-cell office:value-type="float" office:value="24987" table:style-name="ce7">
            <text:p>24.987</text:p>
          </table:table-cell>
          <table:table-cell office:value-type="percentage" office:value="0.8427887209929843" table:style-name="ce49">
            <text:p>84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145" table:style-name="ce7">
            <text:p>825.145</text:p>
          </table:table-cell>
          <table:table-cell office:value-type="percentage" office:value="0.93292909741120922" table:style-name="ce49">
            <text:p>93,3%</text:p>
          </table:table-cell>
          <table:table-cell office:value-type="float" office:value="611001" table:style-name="ce7">
            <text:p>611.001</text:p>
          </table:table-cell>
          <table:table-cell office:value-type="percentage" office:value="0.89356371932492906" table:style-name="ce49">
            <text:p>89,4%</text:p>
          </table:table-cell>
          <table:table-cell office:value-type="float" office:value="680673" table:style-name="ce7">
            <text:p>680.673</text:p>
          </table:table-cell>
          <table:table-cell office:value-type="percentage" office:value="0.72088237723755644" table:style-name="ce49">
            <text:p>72,1%</text:p>
          </table:table-cell>
          <table:table-cell office:value-type="float" office:value="557466" table:style-name="ce7">
            <text:p>557.466</text:p>
          </table:table-cell>
          <table:table-cell office:value-type="percentage" office:value="0.5384792226107451" table:style-name="ce49">
            <text:p>53,8%</text:p>
          </table:table-cell>
          <table:table-cell office:value-type="float" office:value="285778" table:style-name="ce7">
            <text:p>285.778</text:p>
          </table:table-cell>
          <table:table-cell office:value-type="percentage" office:value="0.3781072541849031" table:style-name="ce49">
            <text:p>37,8%</text:p>
          </table:table-cell>
          <table:table-cell office:value-type="float" office:value="174439" table:style-name="ce7">
            <text:p>174.439</text:p>
          </table:table-cell>
          <table:table-cell office:value-type="percentage" office:value="0.28655324279793476" table:style-name="ce49">
            <text:p>28,7%</text:p>
          </table:table-cell>
          <table:table-cell office:value-type="float" office:value="186799" table:style-name="ce7">
            <text:p>186.799</text:p>
          </table:table-cell>
          <table:table-cell office:value-type="percentage" office:value="0.78003223705089442" table:style-name="ce49">
            <text:p>78,0%</text:p>
          </table:table-cell>
          <table:table-cell office:value-type="float" office:value="553758" table:style-name="ce7">
            <text:p>553.758</text:p>
          </table:table-cell>
          <table:table-cell office:value-type="percentage" office:value="0.83833247293530966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569" table:style-name="ce7">
            <text:p>160.569</text:p>
          </table:table-cell>
          <table:table-cell office:value-type="percentage" office:value="0.91000748095756256" table:style-name="ce49">
            <text:p>91,0%</text:p>
          </table:table-cell>
          <table:table-cell office:value-type="float" office:value="130525" table:style-name="ce7">
            <text:p>130.525</text:p>
          </table:table-cell>
          <table:table-cell office:value-type="percentage" office:value="0.89228339782064781" table:style-name="ce49">
            <text:p>89,2%</text:p>
          </table:table-cell>
          <table:table-cell office:value-type="float" office:value="145614" table:style-name="ce7">
            <text:p>145.614</text:p>
          </table:table-cell>
          <table:table-cell office:value-type="percentage" office:value="0.70094686120564742" table:style-name="ce49">
            <text:p>70,1%</text:p>
          </table:table-cell>
          <table:table-cell office:value-type="float" office:value="120281" table:style-name="ce7">
            <text:p>120.281</text:p>
          </table:table-cell>
          <table:table-cell office:value-type="percentage" office:value="0.51738881695823669" table:style-name="ce49">
            <text:p>51,7%</text:p>
          </table:table-cell>
          <table:table-cell office:value-type="float" office:value="54025" table:style-name="ce7">
            <text:p>54.025</text:p>
          </table:table-cell>
          <table:table-cell office:value-type="percentage" office:value="0.318385940925485" table:style-name="ce49">
            <text:p>31,8%</text:p>
          </table:table-cell>
          <table:table-cell office:value-type="float" office:value="38703" table:style-name="ce7">
            <text:p>38.703</text:p>
          </table:table-cell>
          <table:table-cell office:value-type="percentage" office:value="0.26862159911160466" table:style-name="ce49">
            <text:p>26,9%</text:p>
          </table:table-cell>
          <table:table-cell office:value-type="float" office:value="49802" table:style-name="ce7">
            <text:p>49.802</text:p>
          </table:table-cell>
          <table:table-cell office:value-type="percentage" office:value="0.74675743353675905" table:style-name="ce49">
            <text:p>74,7%</text:p>
          </table:table-cell>
          <table:table-cell office:value-type="float" office:value="110804" table:style-name="ce7">
            <text:p>110.804</text:p>
          </table:table-cell>
          <table:table-cell office:value-type="percentage" office:value="0.8406661355790751" table:style-name="ce49">
            <text:p>84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09" table:style-name="ce7">
            <text:p>92.709</text:p>
          </table:table-cell>
          <table:table-cell office:value-type="percentage" office:value="0.94429505591884133" table:style-name="ce49">
            <text:p>94,4%</text:p>
          </table:table-cell>
          <table:table-cell office:value-type="float" office:value="69743" table:style-name="ce7">
            <text:p>69.743</text:p>
          </table:table-cell>
          <table:table-cell office:value-type="percentage" office:value="0.96519416535193336" table:style-name="ce49">
            <text:p>96,5%</text:p>
          </table:table-cell>
          <table:table-cell office:value-type="float" office:value="70037" table:style-name="ce7">
            <text:p>70.037</text:p>
          </table:table-cell>
          <table:table-cell office:value-type="percentage" office:value="0.75991710429234838" table:style-name="ce49">
            <text:p>76,0%</text:p>
          </table:table-cell>
          <table:table-cell office:value-type="float" office:value="54072" table:style-name="ce7">
            <text:p>54.072</text:p>
          </table:table-cell>
          <table:table-cell office:value-type="percentage" office:value="0.56382557193802008" table:style-name="ce49">
            <text:p>56,4%</text:p>
          </table:table-cell>
          <table:table-cell office:value-type="float" office:value="24965" table:style-name="ce7">
            <text:p>24.965</text:p>
          </table:table-cell>
          <table:table-cell office:value-type="percentage" office:value="0.3831220650072128" table:style-name="ce49">
            <text:p>38,3%</text:p>
          </table:table-cell>
          <table:table-cell office:value-type="float" office:value="14859" table:style-name="ce7">
            <text:p>14.859</text:p>
          </table:table-cell>
          <table:table-cell office:value-type="percentage" office:value="0.25319065551144204" table:style-name="ce49">
            <text:p>25,3%</text:p>
          </table:table-cell>
          <table:table-cell office:value-type="float" office:value="20101" table:style-name="ce7">
            <text:p>20.101</text:p>
          </table:table-cell>
          <table:table-cell office:value-type="percentage" office:value="0.84390612536210585" table:style-name="ce49">
            <text:p>84,4%</text:p>
          </table:table-cell>
          <table:table-cell office:value-type="float" office:value="60373" table:style-name="ce7">
            <text:p>60.373</text:p>
          </table:table-cell>
          <table:table-cell office:value-type="percentage" office:value="0.89438831442031352" table:style-name="ce49">
            <text:p>89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171" table:style-name="ce7">
            <text:p>343.171</text:p>
          </table:table-cell>
          <table:table-cell office:value-type="percentage" office:value="0.91350758525593423" table:style-name="ce49">
            <text:p>91,4%</text:p>
          </table:table-cell>
          <table:table-cell office:value-type="float" office:value="249614" table:style-name="ce7">
            <text:p>249.614</text:p>
          </table:table-cell>
          <table:table-cell office:value-type="percentage" office:value="0.90715287721415017" table:style-name="ce49">
            <text:p>90,7%</text:p>
          </table:table-cell>
          <table:table-cell office:value-type="float" office:value="250535" table:style-name="ce7">
            <text:p>250.535</text:p>
          </table:table-cell>
          <table:table-cell office:value-type="percentage" office:value="0.7734710259022568" table:style-name="ce49">
            <text:p>77,3%</text:p>
          </table:table-cell>
          <table:table-cell office:value-type="float" office:value="174286" table:style-name="ce7">
            <text:p>174.286</text:p>
          </table:table-cell>
          <table:table-cell office:value-type="percentage" office:value="0.54092657022523349" table:style-name="ce49">
            <text:p>54,1%</text:p>
          </table:table-cell>
          <table:table-cell office:value-type="float" office:value="67312" table:style-name="ce7">
            <text:p>67.312</text:p>
          </table:table-cell>
          <table:table-cell office:value-type="percentage" office:value="0.3249668090858619" table:style-name="ce49">
            <text:p>32,5%</text:p>
          </table:table-cell>
          <table:table-cell office:value-type="float" office:value="37929" table:style-name="ce7">
            <text:p>37.929</text:p>
          </table:table-cell>
          <table:table-cell office:value-type="percentage" office:value="0.22205114394773201" table:style-name="ce49">
            <text:p>22,2%</text:p>
          </table:table-cell>
          <table:table-cell office:value-type="float" office:value="80015" table:style-name="ce7">
            <text:p>80.015</text:p>
          </table:table-cell>
          <table:table-cell office:value-type="percentage" office:value="0.80827314510833881" table:style-name="ce49">
            <text:p>80,8%</text:p>
          </table:table-cell>
          <table:table-cell office:value-type="float" office:value="192089" table:style-name="ce7">
            <text:p>192.089</text:p>
          </table:table-cell>
          <table:table-cell office:value-type="percentage" office:value="0.86990526048837036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33" table:style-name="ce7">
            <text:p>5.433</text:p>
          </table:table-cell>
          <table:table-cell office:value-type="percentage" office:value="0.83009931245225366" table:style-name="ce49">
            <text:p>83,0%</text:p>
          </table:table-cell>
          <table:table-cell office:value-type="float" office:value="6630" table:style-name="ce7">
            <text:p>6.630</text:p>
          </table:table-cell>
          <table:table-cell office:value-type="percentage" office:value="0.83743842364532017" table:style-name="ce49">
            <text:p>83,7%</text:p>
          </table:table-cell>
          <table:table-cell office:value-type="float" office:value="7336" table:style-name="ce7">
            <text:p>7.336</text:p>
          </table:table-cell>
          <table:table-cell office:value-type="percentage" office:value="0.67719006738668885" table:style-name="ce49">
            <text:p>67,7%</text:p>
          </table:table-cell>
          <table:table-cell office:value-type="float" office:value="6234" table:style-name="ce7">
            <text:p>6.234</text:p>
          </table:table-cell>
          <table:table-cell office:value-type="percentage" office:value="0.55002646903123342" table:style-name="ce49">
            <text:p>55,0%</text:p>
          </table:table-cell>
          <table:table-cell office:value-type="float" office:value="3335" table:style-name="ce7">
            <text:p>3.335</text:p>
          </table:table-cell>
          <table:table-cell office:value-type="percentage" office:value="0.35806313077088253" table:style-name="ce49">
            <text:p>35,8%</text:p>
          </table:table-cell>
          <table:table-cell office:value-type="float" office:value="1988" table:style-name="ce7">
            <text:p>1.988</text:p>
          </table:table-cell>
          <table:table-cell office:value-type="percentage" office:value="0.21969278373300918" table:style-name="ce49">
            <text:p>22,0%</text:p>
          </table:table-cell>
          <table:table-cell office:value-type="float" office:value="1575" table:style-name="ce7">
            <text:p>1.575</text:p>
          </table:table-cell>
          <table:table-cell office:value-type="percentage" office:value="0.40718717683557393" table:style-name="ce49">
            <text:p>40,7%</text:p>
          </table:table-cell>
          <table:table-cell office:value-type="float" office:value="7597" table:style-name="ce7">
            <text:p>7.597</text:p>
          </table:table-cell>
          <table:table-cell office:value-type="percentage" office:value="0.85025181869054278" table:style-name="ce49">
            <text:p>85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81" table:style-name="ce7">
            <text:p>4.181</text:p>
          </table:table-cell>
          <table:table-cell office:value-type="percentage" office:value="0.77140221402214026" table:style-name="ce49">
            <text:p>77,1%</text:p>
          </table:table-cell>
          <table:table-cell office:value-type="float" office:value="5100" table:style-name="ce7">
            <text:p>5.100</text:p>
          </table:table-cell>
          <table:table-cell office:value-type="percentage" office:value="0.69105691056910568" table:style-name="ce49">
            <text:p>69,1%</text:p>
          </table:table-cell>
          <table:table-cell office:value-type="float" office:value="6274" table:style-name="ce7">
            <text:p>6.274</text:p>
          </table:table-cell>
          <table:table-cell office:value-type="percentage" office:value="0.62752550510102023" table:style-name="ce49">
            <text:p>62,8%</text:p>
          </table:table-cell>
          <table:table-cell office:value-type="float" office:value="5314" table:style-name="ce7">
            <text:p>5.314</text:p>
          </table:table-cell>
          <table:table-cell office:value-type="percentage" office:value="0.50691595917199272" table:style-name="ce49">
            <text:p>50,7%</text:p>
          </table:table-cell>
          <table:table-cell office:value-type="float" office:value="2604" table:style-name="ce7">
            <text:p>2.604</text:p>
          </table:table-cell>
          <table:table-cell office:value-type="percentage" office:value="0.29043051527994646" table:style-name="ce49">
            <text:p>29,0%</text:p>
          </table:table-cell>
          <table:table-cell office:value-type="float" office:value="1942" table:style-name="ce7">
            <text:p>1.942</text:p>
          </table:table-cell>
          <table:table-cell office:value-type="percentage" office:value="0.21674107142857144" table:style-name="ce49">
            <text:p>21,7%</text:p>
          </table:table-cell>
          <table:table-cell office:value-type="float" office:value="1326" table:style-name="ce7">
            <text:p>1.326</text:p>
          </table:table-cell>
          <table:table-cell office:value-type="percentage" office:value="0.29336283185840706" table:style-name="ce49">
            <text:p>29,3%</text:p>
          </table:table-cell>
          <table:table-cell office:value-type="float" office:value="6070" table:style-name="ce7">
            <text:p>6.070</text:p>
          </table:table-cell>
          <table:table-cell office:value-type="percentage" office:value="0.85360708761074389" table:style-name="ce49">
            <text:p>85,4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96" table:style-name="ce7">
            <text:p>2.296</text:p>
          </table:table-cell>
          <table:table-cell office:value-type="percentage" office:value="0.64295715485858307" table:style-name="ce49">
            <text:p>64,3%</text:p>
          </table:table-cell>
          <table:table-cell office:value-type="float" office:value="6352" table:style-name="ce7">
            <text:p>6.352</text:p>
          </table:table-cell>
          <table:table-cell office:value-type="percentage" office:value="0.68308420260243041" table:style-name="ce49">
            <text:p>68,3%</text:p>
          </table:table-cell>
          <table:table-cell office:value-type="float" office:value="13386" table:style-name="ce7">
            <text:p>13.386</text:p>
          </table:table-cell>
          <table:table-cell office:value-type="percentage" office:value="0.61820532951554052" table:style-name="ce49">
            <text:p>61,8%</text:p>
          </table:table-cell>
          <table:table-cell office:value-type="float" office:value="11808" table:style-name="ce7">
            <text:p>11.808</text:p>
          </table:table-cell>
          <table:table-cell office:value-type="percentage" office:value="0.37627863994136579" table:style-name="ce49">
            <text:p>37,6%</text:p>
          </table:table-cell>
          <table:table-cell office:value-type="float" office:value="6496" table:style-name="ce7">
            <text:p>6.496</text:p>
          </table:table-cell>
          <table:table-cell office:value-type="percentage" office:value="0.27348124447438216" table:style-name="ce49">
            <text:p>27,3%</text:p>
          </table:table-cell>
          <table:table-cell office:value-type="float" office:value="1172" table:style-name="ce7">
            <text:p>1.172</text:p>
          </table:table-cell>
          <table:table-cell office:value-type="percentage" office:value="0.91921568627450978" table:style-name="ce49">
            <text:p>91,9%</text:p>
          </table:table-cell>
          <table:table-cell office:value-type="float" office:value="23939" table:style-name="ce7">
            <text:p>23.939</text:p>
          </table:table-cell>
          <table:table-cell office:value-type="percentage" office:value="0.45017582789551874" table:style-name="ce49">
            <text:p>45,0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4" table:style-name="ce7">
            <text:p>54</text:p>
          </table:table-cell>
          <table:table-cell office:value-type="percentage" office:value="0.69230769230769229" table:style-name="ce52">
            <text:p>69,2%</text:p>
          </table:table-cell>
          <table:table-cell office:value-type="float" office:value="224" table:style-name="ce7">
            <text:p>224</text:p>
          </table:table-cell>
          <table:table-cell office:value-type="percentage" office:value="0.77777777777777779" table:style-name="ce52">
            <text:p>77,8%</text:p>
          </table:table-cell>
          <table:table-cell office:value-type="float" office:value="533" table:style-name="ce7">
            <text:p>533</text:p>
          </table:table-cell>
          <table:table-cell office:value-type="percentage" office:value="0.61264367816091958" table:style-name="ce52">
            <text:p>61,3%</text:p>
          </table:table-cell>
          <table:table-cell office:value-type="float" office:value="672" table:style-name="ce7">
            <text:p>672</text:p>
          </table:table-cell>
          <table:table-cell office:value-type="percentage" office:value="0.37004405286343611" table:style-name="ce52">
            <text:p>37,0%</text:p>
          </table:table-cell>
          <table:table-cell office:value-type="float" office:value="646" table:style-name="ce7">
            <text:p>646</text:p>
          </table:table-cell>
          <table:table-cell office:value-type="percentage" office:value="0.28942652329749102" table:style-name="ce52">
            <text:p>28,9%</text:p>
          </table:table-cell>
          <table:table-cell office:value-type="float" office:value="619" table:style-name="ce7">
            <text:p>619</text:p>
          </table:table-cell>
          <table:table-cell office:value-type="percentage" office:value="0.31043129388164492" table:style-name="ce52">
            <text:p>31,0%</text:p>
          </table:table-cell>
          <table:table-cell office:value-type="float" office:value="1216" table:style-name="ce7">
            <text:p>1.216</text:p>
          </table:table-cell>
          <table:table-cell office:value-type="percentage" office:value="0.27106553722692822" table:style-name="ce52">
            <text:p>27,1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5646" table:style-name="ce67">
            <text:p>6.335.646</text:p>
          </table:table-cell>
          <table:table-cell office:value-type="percentage" office:value="0.92380595491528394" table:style-name="ce68">
            <text:p>92,38%</text:p>
          </table:table-cell>
          <table:table-cell office:value-type="float" office:value="4841992" table:style-name="ce67">
            <text:p>4.841.992</text:p>
          </table:table-cell>
          <table:table-cell office:value-type="percentage" office:value="0.91851460653098727" table:style-name="ce68">
            <text:p>91,85%</text:p>
          </table:table-cell>
          <table:table-cell office:value-type="float" office:value="5060885" table:style-name="ce67">
            <text:p>5.060.885</text:p>
          </table:table-cell>
          <table:table-cell office:value-type="percentage" office:value="0.75483355773026939" table:style-name="ce68">
            <text:p>75,48%</text:p>
          </table:table-cell>
          <table:table-cell office:value-type="float" office:value="4085704" table:style-name="ce67">
            <text:p>4.085.704</text:p>
          </table:table-cell>
          <table:table-cell office:value-type="percentage" office:value="0.58129012220354792" table:style-name="ce68">
            <text:p>58,13%</text:p>
          </table:table-cell>
          <table:table-cell office:value-type="float" office:value="1960567" table:style-name="ce67">
            <text:p>1.960.567</text:p>
          </table:table-cell>
          <table:table-cell office:value-type="percentage" office:value="0.39316756086418908" table:style-name="ce68">
            <text:p>39,32%</text:p>
          </table:table-cell>
          <table:table-cell office:value-type="float" office:value="1197870" table:style-name="ce67">
            <text:p>1.197.870</text:p>
          </table:table-cell>
          <table:table-cell office:value-type="percentage" office:value="0.29316274206906273" table:style-name="ce68">
            <text:p>29,32%</text:p>
          </table:table-cell>
          <table:table-cell office:value-type="float" office:value="1477812" table:style-name="ce67">
            <text:p>1.477.812</text:p>
          </table:table-cell>
          <table:table-cell office:value-type="percentage" office:value="0.74522062698273828" table:style-name="ce68">
            <text:p>74,52%</text:p>
          </table:table-cell>
          <table:table-cell office:value-type="float" office:value="4223070" table:style-name="ce67">
            <text:p>4.223.070</text:p>
          </table:table-cell>
          <table:table-cell office:value-type="percentage" office:value="0.87479495067526714" table:style-name="ce68">
            <text:p>87,48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13">
          <table:table-cell office:value-type="string" table:style-name="ce78">
            <text:p>Andalucía</text:p>
          </table:table-cell>
          <table:table-cell office:value-type="float" office:value="625633" table:style-name="ce79">
            <text:p>625.633</text:p>
          </table:table-cell>
          <table:table-cell office:value-type="float" office:value="409727" table:style-name="ce79">
            <text:p>409.727</text:p>
          </table:table-cell>
          <table:table-cell office:value-type="percentage" office:value="0.65489991736369402" table:style-name="ce80">
            <text:p>65,5%</text:p>
          </table:table-cell>
          <table:table-cell office:value-type="float" office:value="106234" table:style-name="ce79">
            <text:p>106.234</text:p>
          </table:table-cell>
          <table:table-cell office:value-type="percentage" office:value="0.16980242410486659" table:style-name="ce80">
            <text:p>17,0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502" table:style-name="ce79">
            <text:p>49.502</text:p>
          </table:table-cell>
          <table:table-cell office:value-type="percentage" office:value="0.5527799801230584" table:style-name="ce80">
            <text:p>55,3%</text:p>
          </table:table-cell>
          <table:table-cell office:value-type="float" office:value="13537" table:style-name="ce79">
            <text:p>13.537</text:p>
          </table:table-cell>
          <table:table-cell office:value-type="percentage" office:value="0.15116525778606604" table:style-name="ce80">
            <text:p>15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932" table:style-name="ce79">
            <text:p>39.932</text:p>
          </table:table-cell>
          <table:table-cell office:value-type="percentage" office:value="0.7465878921586957" table:style-name="ce80">
            <text:p>74,7%</text:p>
          </table:table-cell>
          <table:table-cell office:value-type="float" office:value="9823" table:style-name="ce79">
            <text:p>9.823</text:p>
          </table:table-cell>
          <table:table-cell office:value-type="percentage" office:value="0.18365553602811951" table:style-name="ce80">
            <text:p>18,4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9152" table:style-name="ce79">
            <text:p>29.152</text:p>
          </table:table-cell>
          <table:table-cell office:value-type="percentage" office:value="0.3453864745746647" table:style-name="ce80">
            <text:p>34,5%</text:p>
          </table:table-cell>
          <table:table-cell office:value-type="float" office:value="5097" table:style-name="ce79">
            <text:p>5.097</text:p>
          </table:table-cell>
          <table:table-cell office:value-type="percentage" office:value="6.038813326382636E-2" table:style-name="ce80">
            <text:p>6,0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70696" table:style-name="ce79">
            <text:p>70.696</text:p>
          </table:table-cell>
          <table:table-cell office:value-type="percentage" office:value="0.52959772267585592" table:style-name="ce80">
            <text:p>53,0%</text:p>
          </table:table-cell>
          <table:table-cell office:value-type="float" office:value="11641" table:style-name="ce79">
            <text:p>11.641</text:p>
          </table:table-cell>
          <table:table-cell office:value-type="percentage" office:value="8.7205034084950186E-2" table:style-name="ce80">
            <text:p>8,7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503" table:style-name="ce79">
            <text:p>23.503</text:p>
          </table:table-cell>
          <table:table-cell office:value-type="percentage" office:value="0.63856436450578713" table:style-name="ce80">
            <text:p>63,9%</text:p>
          </table:table-cell>
          <table:table-cell office:value-type="float" office:value="4968" table:style-name="ce79">
            <text:p>4.968</text:p>
          </table:table-cell>
          <table:table-cell office:value-type="percentage" office:value="0.13497799271857849" table:style-name="ce80">
            <text:p>13,5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36938" table:style-name="ce79">
            <text:p>136.938</text:p>
          </table:table-cell>
          <table:table-cell office:value-type="float" office:value="93686" table:style-name="ce79">
            <text:p>93.686</text:p>
          </table:table-cell>
          <table:table-cell office:value-type="percentage" office:value="0.68414903094831236" table:style-name="ce80">
            <text:p>68,4%</text:p>
          </table:table-cell>
          <table:table-cell office:value-type="float" office:value="28503" table:style-name="ce79">
            <text:p>28.503</text:p>
          </table:table-cell>
          <table:table-cell office:value-type="percentage" office:value="0.20814529202996976" table:style-name="ce80">
            <text:p>20,8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3401" table:style-name="ce79">
            <text:p>93.401</text:p>
          </table:table-cell>
          <table:table-cell office:value-type="percentage" office:value="0.63303828010627339" table:style-name="ce80">
            <text:p>63,3%</text:p>
          </table:table-cell>
          <table:table-cell office:value-type="float" office:value="25236" table:style-name="ce79">
            <text:p>25.236</text:p>
          </table:table-cell>
          <table:table-cell office:value-type="percentage" office:value="0.17104050317193514" table:style-name="ce80">
            <text:p>17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5788" table:style-name="ce79">
            <text:p>225.788</text:p>
          </table:table-cell>
          <table:table-cell office:value-type="percentage" office:value="0.40389028912425562" table:style-name="ce80">
            <text:p>40,4%</text:p>
          </table:table-cell>
          <table:table-cell office:value-type="float" office:value="45436" table:style-name="ce79">
            <text:p>45.436</text:p>
          </table:table-cell>
          <table:table-cell office:value-type="percentage" office:value="8.1276060626116878E-2" table:style-name="ce80">
            <text:p>8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30113" table:style-name="ce79">
            <text:p>230.113</text:p>
          </table:table-cell>
          <table:table-cell office:value-type="percentage" office:value="0.65332178751916414" table:style-name="ce80">
            <text:p>65,3%</text:p>
          </table:table-cell>
          <table:table-cell office:value-type="float" office:value="24405" table:style-name="ce79">
            <text:p>24.405</text:p>
          </table:table-cell>
          <table:table-cell office:value-type="percentage" office:value="6.9289080688206231E-2" table:style-name="ce80">
            <text:p>6,9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1688" table:style-name="ce79">
            <text:p>51.688</text:p>
          </table:table-cell>
          <table:table-cell office:value-type="percentage" office:value="0.76522666034998377" table:style-name="ce80">
            <text:p>76,5%</text:p>
          </table:table-cell>
          <table:table-cell office:value-type="float" office:value="12925" table:style-name="ce79">
            <text:p>12.925</text:p>
          </table:table-cell>
          <table:table-cell office:value-type="percentage" office:value="0.19135107926450123" table:style-name="ce80">
            <text:p>19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53059" table:style-name="ce79">
            <text:p>153.059</text:p>
          </table:table-cell>
          <table:table-cell office:value-type="float" office:value="126554" table:style-name="ce79">
            <text:p>126.554</text:p>
          </table:table-cell>
          <table:table-cell office:value-type="percentage" office:value="0.82683148328422373" table:style-name="ce80">
            <text:p>82,7%</text:p>
          </table:table-cell>
          <table:table-cell office:value-type="float" office:value="28231" table:style-name="ce79">
            <text:p>28.231</text:p>
          </table:table-cell>
          <table:table-cell office:value-type="percentage" office:value="0.18444521393710922" table:style-name="ce80">
            <text:p>18,4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743" table:style-name="ce79">
            <text:p>13.743</text:p>
          </table:table-cell>
          <table:table-cell office:value-type="percentage" office:value="0.62650437636761491" table:style-name="ce80">
            <text:p>62,7%</text:p>
          </table:table-cell>
          <table:table-cell office:value-type="float" office:value="3405" table:style-name="ce79">
            <text:p>3.405</text:p>
          </table:table-cell>
          <table:table-cell office:value-type="percentage" office:value="0.15522428884026257" table:style-name="ce80">
            <text:p>15,5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9445" table:style-name="ce79">
            <text:p>229.445</text:p>
          </table:table-cell>
          <table:table-cell office:value-type="percentage" office:value="0.46705981020001874" table:style-name="ce80">
            <text:p>46,7%</text:p>
          </table:table-cell>
          <table:table-cell office:value-type="float" office:value="43329" table:style-name="ce79">
            <text:p>43.329</text:p>
          </table:table-cell>
          <table:table-cell office:value-type="percentage" office:value="8.8200808543034762E-2" table:style-name="ce80">
            <text:p>8,8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20647" table:style-name="ce79">
            <text:p>120.647</text:p>
          </table:table-cell>
          <table:table-cell office:value-type="float" office:value="65071" table:style-name="ce79">
            <text:p>65.071</text:p>
          </table:table-cell>
          <table:table-cell office:value-type="percentage" office:value="0.53935033610450323" table:style-name="ce80">
            <text:p>53,9%</text:p>
          </table:table-cell>
          <table:table-cell office:value-type="float" office:value="14573" table:style-name="ce79">
            <text:p>14.573</text:p>
          </table:table-cell>
          <table:table-cell office:value-type="percentage" office:value="0.12079040506601904" table:style-name="ce80">
            <text:p>12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48816" table:style-name="ce79">
            <text:p>48.816</text:p>
          </table:table-cell>
          <table:table-cell office:value-type="float" office:value="26115" table:style-name="ce79">
            <text:p>26.115</text:p>
          </table:table-cell>
          <table:table-cell office:value-type="percentage" office:value="0.53496804326450342" table:style-name="ce80">
            <text:p>53,5%</text:p>
          </table:table-cell>
          <table:table-cell office:value-type="float" office:value="7317" table:style-name="ce79">
            <text:p>7.317</text:p>
          </table:table-cell>
          <table:table-cell office:value-type="percentage" office:value="0.14988938053097345" table:style-name="ce80">
            <text:p>15,0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962" table:style-name="ce79">
            <text:p>78.962</text:p>
          </table:table-cell>
          <table:table-cell office:value-type="percentage" office:value="0.5359896823241922" table:style-name="ce80">
            <text:p>53,6%</text:p>
          </table:table-cell>
          <table:table-cell office:value-type="float" office:value="19958" table:style-name="ce79">
            <text:p>19.958</text:p>
          </table:table-cell>
          <table:table-cell office:value-type="percentage" office:value="0.13547379853380395" table:style-name="ce80">
            <text:p>13,5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%</text:p>
          </table:table-cell>
          <table:table-cell office:value-type="float" office:value="727" table:style-name="ce79">
            <text:p>727</text:p>
          </table:table-cell>
          <table:table-cell office:value-type="percentage" office:value="9.1423541247484905E-2" table:style-name="ce80">
            <text:p>9,1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44" table:style-name="ce79">
            <text:p>3.344</text:p>
          </table:table-cell>
          <table:table-cell office:value-type="percentage" office:value="0.34206219312602293" table:style-name="ce80">
            <text:p>34,2%</text:p>
          </table:table-cell>
          <table:table-cell office:value-type="float" office:value="876" table:style-name="ce79">
            <text:p>876</text:p>
          </table:table-cell>
          <table:table-cell office:value-type="percentage" office:value="8.9607201309328963E-2" table:style-name="ce80">
            <text:p>9,0%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16T00:00:00" table:style-name="ce81">
            <text:p>16/02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287411" table:style-name="ce86">
            <text:p>3.287.411</text:p>
          </table:table-cell>
          <table:table-cell office:value-type="float" office:value="1863263" table:style-name="ce86">
            <text:p>1.863.263</text:p>
          </table:table-cell>
          <table:table-cell office:value-type="percentage" office:value="0.56678735941444502" table:style-name="ce87">
            <text:p>56,7%</text:p>
          </table:table-cell>
          <table:table-cell office:value-type="float" office:value="406221" table:style-name="ce86">
            <text:p>406.221</text:p>
          </table:table-cell>
          <table:table-cell office:value-type="percentage" office:value="0.12356866847497924" table:style-name="ce87">
            <text:p>12,4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7T17:03:10Z</dc:date>
  </office:meta>
</office:document-meta>
</file>